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005cm" fo:min-width="0cm"/>
      <style:paragraph-properties style:writing-mode="lr-tb"/>
    </style:style>
    <style:style style:name="gr3" style:family="graphic" style:parent-style-name="objectwithoutfill">
      <style:graphic-properties svg:stroke-width="0.035cm" svg:stroke-color="#000000" draw:marker-start-width="0.252cm" draw:marker-end="Arrowheads_20_8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svg:stroke-color="#000000" draw:marker-start-width="0.252cm" draw:marker-end="Arrowheads_20_9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8.096cm"/>
      <style:paragraph-properties style:writing-mode="lr-tb"/>
    </style:style>
    <style:style style:name="gr6" style:family="graphic" style:parent-style-name="objectwithoutfill">
      <style:graphic-properties svg:stroke-width="0.035cm" svg:stroke-color="#000000" draw:marker-start-width="0.252cm" draw:marker-end="Arrowheads_20_10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svg:stroke-color="#000000" draw:marker-start-width="0.252cm" draw:marker-end="Arrowheads_20_11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2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945cm" fo:min-width="0cm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0.987cm" fo:min-width="6.452cm" fo:padding-top="0.142cm" fo:padding-bottom="0.142cm" fo:padding-left="0.267cm" fo:padding-right="0.267cm" fo:wrap-option="no-wrap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67cm"/>
      <style:paragraph-properties style:writing-mode="lr-tb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dddddd" draw:textarea-horizontal-align="justify" draw:textarea-vertical-align="middle" draw:auto-grow-height="false" fo:min-height="0.351cm" fo:min-width="6.451cm" fo:padding-top="0.142cm" fo:padding-bottom="0.142cm" fo:padding-left="0.267cm" fo:padding-right="0.267cm"/>
      <style:paragraph-properties style:writing-mode="lr-tb"/>
    </style:style>
    <style:style style:name="gr1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415cm"/>
      <style:paragraph-properties style:writing-mode="lr-tb"/>
    </style:style>
    <style:style style:name="gr14" style:family="graphic" style:parent-style-name="objectwithoutfill">
      <style:graphic-properties svg:stroke-width="0.035cm" svg:stroke-color="#808080" draw:marker-start-width="0.252cm" draw:marker-end="Arrowheads_20_12" draw:marker-end-width="0.352cm" draw:fill="none" draw:textarea-vertical-align="middle" fo:padding-top="0.142cm" fo:padding-bottom="0.142cm" fo:padding-left="0.267cm" fo:padding-right="0.267cm"/>
    </style:style>
    <style:style style:name="gr15" style:family="graphic" style:parent-style-name="objectwithoutfill">
      <style:graphic-properties svg:stroke-width="0.053cm" svg:stroke-color="#ff0000" draw:marker-start-width="0.279cm" draw:marker-end="Arrowheads_20_12" draw:marker-end-width="0.379cm" draw:fill="none" draw:textarea-vertical-align="middle" fo:padding-top="0.151cm" fo:padding-bottom="0.151cm" fo:padding-left="0.276cm" fo:padding-right="0.276cm"/>
    </style:style>
    <style:style style:name="gr1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305cm"/>
      <style:paragraph-properties style:writing-mode="lr-tb"/>
    </style:style>
    <style:style style:name="gr1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153cm"/>
      <style:paragraph-properties style:writing-mode="lr-tb"/>
    </style:style>
    <style:style style:name="gr18" style:family="graphic" style:parent-style-name="objectwithoutfill">
      <style:graphic-properties svg:stroke-width="0.053cm" svg:stroke-color="#808080" draw:marker-start-width="0.279cm" draw:marker-end="Arrowheads_20_12" draw:marker-end-width="0.379cm" draw:fill="none" draw:textarea-vertical-align="middle" fo:padding-top="0.151cm" fo:padding-bottom="0.151cm" fo:padding-left="0.276cm" fo:padding-right="0.276cm"/>
    </style:style>
    <style:style style:name="gr1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305cm"/>
      <style:paragraph-properties style:writing-mode="lr-tb"/>
    </style:style>
    <style:style style:name="gr2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708cm"/>
      <style:paragraph-properties style:writing-mode="lr-tb"/>
    </style:style>
    <style:style style:name="gr2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153cm"/>
      <style:paragraph-properties style:writing-mode="lr-tb"/>
    </style:style>
    <style:style style:name="gr2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153cm"/>
      <style:paragraph-properties style:writing-mode="lr-tb"/>
    </style:style>
    <style:style style:name="gr2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153cm"/>
      <style:paragraph-properties style:writing-mode="lr-tb"/>
    </style:style>
    <style:style style:name="gr2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2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2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201cm" fo:min-width="18.671cm"/>
      <style:paragraph-properties style:writing-mode="lr-tb"/>
    </style:style>
    <style:style style:name="gr28" style:family="graphic" style:parent-style-name="standard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1.021cm" fo:min-width="3.946cm" fo:padding-top="0.142cm" fo:padding-bottom="0.142cm" fo:padding-left="0.267cm" fo:padding-right="0.267cm" fo:wrap-option="no-wrap"/>
      <style:paragraph-properties style:writing-mode="lr-tb"/>
    </style:style>
    <style:style style:name="gr29" style:family="graphic" style:parent-style-name="standard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0.987cm" fo:min-width="3.912cm" fo:padding-top="0.142cm" fo:padding-bottom="0.142cm" fo:padding-left="0.267cm" fo:padding-right="0.267cm" fo:wrap-option="no-wrap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32cm" fo:min-width="12.44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  <style:paragraph-properties style:writing-mode="lr-tb"/>
    </style:style>
    <style:style style:name="gr32" style:family="graphic" style:parent-style-name="standard">
      <style:graphic-properties svg:stroke-color="#ff0000" draw:fill-color="#ff0000" draw:textarea-horizontal-align="justify" draw:textarea-vertical-align="middle" draw:auto-grow-height="false" fo:min-height="0.199cm" fo:min-width="0cm"/>
    </style:style>
    <style:style style:name="gr33" style:family="graphic" style:parent-style-name="objectwithoutfill">
      <style:graphic-properties svg:stroke-color="#808080" draw:fill="none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8cm" fo:min-width="15.026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61cm" fo:min-width="20.576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5cm" fo:min-width="19.614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488cm"/>
      <style:paragraph-properties style:writing-mode="lr-tb"/>
    </style:style>
    <style:style style:name="gr38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95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2.575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337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011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6.766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81cm" fo:min-width="19.433cm"/>
      <style:paragraph-properties style:writing-mode="lr-tb"/>
    </style:style>
    <style:style style:name="gr45" style:family="graphic" style:parent-style-name="standard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0.939cm" fo:min-width="3.311cm" fo:padding-top="0.142cm" fo:padding-bottom="0.142cm" fo:padding-left="0.267cm" fo:padding-right="0.267cm" fo:wrap-option="no-wrap"/>
      <style:paragraph-properties style:writing-mode="lr-tb"/>
    </style:style>
    <style:style style:name="gr46" style:family="graphic" style:parent-style-name="standard">
      <style:graphic-properties svg:stroke-color="#000000" draw:fill-color="#ffffd7" draw:textarea-horizontal-align="justify" draw:textarea-vertical-align="middle" draw:auto-grow-height="false" fo:min-height="1.021cm" fo:min-width="3.946cm" fo:wrap-option="no-wrap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shrink-to-fit" style:shrink-to-fit="true" fo:min-height="0cm" fo:min-width="0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455cm" fo:min-width="19.433cm"/>
      <style:paragraph-properties style:writing-mode="lr-tb"/>
    </style:style>
    <style:style style:name="gr4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385cm" fo:min-width="1.405cm" fo:padding-top="0.151cm" fo:padding-bottom="0.151cm" fo:padding-left="0.276cm" fo:padding-right="0.276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368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8cm" fo:min-width="12.05cm"/>
      <style:paragraph-properties style:writing-mode="lr-tb"/>
    </style:style>
    <style:style style:name="gr5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333cm" fo:min-width="1.353cm" fo:padding-top="0.151cm" fo:padding-bottom="0.151cm" fo:padding-left="0.276cm" fo:padding-right="0.276cm"/>
      <style:paragraph-properties style:writing-mode="lr-tb"/>
    </style:style>
    <style:style style:name="gr53" style:family="graphic" style:parent-style-name="objectwithoutfill">
      <style:graphic-properties svg:stroke-width="0.053cm" svg:stroke-color="#000000" draw:marker-start-width="0.279cm" draw:marker-end="Arrowheads_20_12" draw:marker-end-width="0.279cm" draw:fill="none" draw:textarea-vertical-align="middle" fo:padding-top="0.151cm" fo:padding-bottom="0.151cm" fo:padding-left="0.276cm" fo:padding-right="0.276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577cm"/>
      <style:paragraph-properties style:writing-mode="lr-tb"/>
    </style:style>
    <style:style style:name="gr55" style:family="graphic" style:parent-style-name="objectwithoutfill">
      <style:graphic-properties svg:stroke-width="0.053cm" svg:stroke-color="#999999" draw:marker-start-width="0.279cm" draw:marker-end="Arrowheads_20_12" draw:marker-end-width="0.279cm" draw:fill="none" draw:textarea-vertical-align="middle" fo:padding-top="0.151cm" fo:padding-bottom="0.151cm" fo:padding-left="0.276cm" fo:padding-right="0.276cm"/>
    </style:style>
    <style:style style:name="gr5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333cm" fo:min-width="1.988cm" fo:padding-top="0.151cm" fo:padding-bottom="0.151cm" fo:padding-left="0.276cm" fo:padding-right="0.276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389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8cm" fo:min-width="10.297cm"/>
      <style:paragraph-properties style:writing-mode="lr-tb"/>
    </style:style>
    <style:style style:name="gr59" style:family="graphic" style:parent-style-name="objectwithoutfill">
      <style:graphic-properties svg:stroke-width="0.035cm" svg:stroke-color="#000000" draw:marker-start-width="0.252cm" draw:marker-end="Arrowheads_20_12" draw:marker-end-width="0.252cm" draw:fill="none" draw:textarea-vertical-align="middle" fo:padding-top="0.142cm" fo:padding-bottom="0.142cm" fo:padding-left="0.267cm" fo:padding-right="0.267cm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draw:auto-grow-height="true" draw:auto-grow-width="false" fo:min-height="8.888cm" fo:min-width="34.332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  <style:text-properties fo:font-size="36pt" style:font-size-asian="36pt" style:font-size-complex="36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style:writing-mode="lr-tb"/>
      <style:text-properties fo:font-size="40pt" style:font-size-asian="40pt" style:font-size-complex="40pt"/>
    </style:style>
    <style:style style:name="P5" style:family="paragraph">
      <style:paragraph-properties style:writing-mode="lr-tb"/>
      <style:text-properties fo:font-size="32pt" style:font-size-asian="32pt" style:font-size-complex="32pt"/>
    </style:style>
    <style:style style:name="P6" style:family="paragraph">
      <loext:graphic-properties draw:fill="none" draw:fill-color="#ffffff"/>
      <style:paragraph-properties style:writing-mode="lr-tb"/>
      <style:text-properties style:font-name="Liberation Mono1" fo:font-size="22pt" style:font-size-asian="22pt" style:font-size-complex="2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16pt" fo:font-style="italic" style:font-size-asian="16pt" style:font-style-asian="italic" style:font-size-complex="16pt" style:font-style-complex="italic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color="#000000" style:font-name="Liberation Mono1" fo:font-size="14pt" style:font-size-asian="14pt" style:font-size-complex="14pt"/>
    </style:style>
    <style:style style:name="P11" style:family="paragraph">
      <style:paragraph-properties fo:text-align="center" style:writing-mode="lr-tb"/>
      <style:text-properties fo:font-size="16pt" style:font-size-asian="16pt" style:font-size-complex="16pt"/>
    </style:style>
    <style:style style:name="P12" style:family="paragraph">
      <loext:graphic-properties draw:fill-color="#ffffd7"/>
      <style:paragraph-properties fo:text-align="center" style:writing-mode="lr-tb"/>
      <style:text-properties fo:font-size="16pt" style:font-size-asian="16pt" style:font-size-complex="16pt"/>
    </style:style>
    <style:style style:name="P13" style:family="paragraph">
      <loext:graphic-properties draw:fill="none" draw:fill-color="#ffffff"/>
      <style:paragraph-properties style:writing-mode="lr-tb"/>
      <style:text-properties fo:font-size="14pt" fo:font-style="italic" style:font-size-asian="14pt" style:font-style-asian="italic" style:font-size-complex="14pt" style:font-style-complex="italic"/>
    </style:style>
    <style:style style:name="P14" style:family="paragraph">
      <style:paragraph-properties fo:text-align="center" style:writing-mode="lr-tb"/>
      <style:text-properties fo:font-size="14pt" style:font-size-asian="14pt" style:font-size-complex="14pt"/>
    </style:style>
    <style:style style:name="P15" style:family="paragraph">
      <loext:graphic-properties draw:fill-color="#dddddd"/>
      <style:paragraph-properties fo:text-align="center" style:writing-mode="lr-tb"/>
      <style:text-properties fo:font-size="14pt" style:font-size-asian="14pt" style:font-size-complex="14pt"/>
    </style:style>
    <style:style style:name="P16" style:family="paragraph">
      <style:paragraph-properties fo:margin-left="0.6cm" fo:margin-right="0cm" fo:text-indent="-0.6cm" style:writing-mode="lr-tb"/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P19" style:family="paragraph">
      <style:paragraph-properties fo:margin-left="0cm" fo:margin-right="0cm" fo:margin-top="0cm" fo:margin-bottom="0cm" fo:line-height="100%" fo:text-align="start" fo:text-indent="-0.61cm" style:writing-mode="lr-tb"/>
    </style:style>
    <style:style style:name="P20" style:family="paragraph">
      <loext:graphic-properties draw:fill="none" draw:fill-color="#ffffff"/>
      <style:paragraph-properties style:writing-mode="lr-tb"/>
      <style:text-properties style:font-name="Liberation Mono1"/>
    </style:style>
    <style:style style:name="P21" style:family="paragraph">
      <style:paragraph-properties fo:text-align="center" style:writing-mode="lr-tb"/>
    </style:style>
    <style:style style:name="P22" style:family="paragraph">
      <loext:graphic-properties draw:fill-color="#ffffd7"/>
      <style:paragraph-properties fo:text-align="center" style:writing-mode="lr-tb"/>
    </style:style>
    <style:style style:name="P23" style:family="paragraph">
      <style:paragraph-properties fo:margin-left="0cm" fo:margin-right="0cm" fo:text-indent="0cm" style:writing-mode="lr-tb"/>
      <style:text-properties fo:font-size="40pt" style:font-size-asian="40pt" style:font-size-complex="40pt"/>
    </style:style>
    <style:style style:name="P24" style:family="paragraph">
      <style:paragraph-properties style:writing-mode="lr-tb"/>
    </style:style>
    <style:style style:name="P25" style:family="paragraph">
      <loext:graphic-properties draw:fill="none" draw:fill-color="#ffffff"/>
      <style:paragraph-properties style:writing-mode="lr-tb"/>
      <style:text-properties style:font-name="Liberation Mono1" fo:font-size="14pt" style:font-size-asian="14pt" style:font-size-complex="14pt"/>
    </style:style>
    <style:style style:name="P26" style:family="paragraph">
      <loext:graphic-properties draw:fill="none" draw:fill-color="#ffffff"/>
      <style:paragraph-properties style:writing-mode="lr-tb"/>
      <style:text-properties fo:color="#127622"/>
    </style:style>
    <style:style style:name="P27" style:family="paragraph">
      <loext:graphic-properties draw:fill-color="#ff0000"/>
      <style:paragraph-properties fo:text-align="center"/>
    </style:style>
    <style:style style:name="P28" style:family="paragraph">
      <style:paragraph-properties fo:margin-top="0cm" fo:margin-bottom="0.254cm"/>
    </style:style>
    <style:style style:name="P29" style:family="paragraph">
      <loext:graphic-properties draw:fill="none" draw:fill-color="#ffffff"/>
      <style:paragraph-properties fo:margin-top="0cm" fo:margin-bottom="0.254cm" style:writing-mode="lr-tb"/>
    </style:style>
    <style:style style:name="P30" style:family="paragraph">
      <style:paragraph-properties fo:text-align="center"/>
    </style:style>
    <style:style style:name="P31" style:family="paragraph">
      <loext:graphic-properties draw:fill-color="#ffffd7"/>
      <style:paragraph-properties fo:text-align="center" style:writing-mode="lr-tb"/>
      <style:text-properties fo:font-size="14pt" style:font-size-asian="14pt" style:font-size-complex="14pt"/>
    </style:style>
    <style:style style:name="P32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33" style:family="paragraph">
      <style:paragraph-properties fo:margin-top="0.254cm" fo:margin-bottom="0cm"/>
    </style:style>
    <style:style style:name="P34" style:family="paragraph">
      <loext:graphic-properties draw:fill-color="#ffffff"/>
      <style:paragraph-properties fo:text-align="center" style:writing-mode="lr-tb"/>
    </style:style>
    <style:style style:name="P35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style:text-position="super 58%" fo:font-size="36pt" style:font-size-asian="36pt" style:font-size-complex="36pt"/>
    </style:style>
    <style:style style:name="T3" style:family="text">
      <style:text-properties style:font-name="Liberation Sans2" style:font-name-asian="Liberation Sans2" style:font-name-complex="Liberation Sans2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style:font-name="Liberation Mono1" fo:font-size="32pt" style:font-size-asian="32pt" style:font-size-complex="32pt"/>
    </style:style>
    <style:style style:name="T7" style:family="text">
      <style:text-properties style:font-name="Liberation Sans1" fo:font-size="32pt" style:font-size-asian="32pt" style:font-size-complex="32pt"/>
    </style:style>
    <style:style style:name="T8" style:family="text">
      <style:text-properties style:font-name="Liberation Mono1" fo:font-size="40pt" style:font-size-asian="40pt" style:font-size-complex="40pt"/>
    </style:style>
    <style:style style:name="T9" style:family="text">
      <style:text-properties style:font-name="Liberation Mono1" fo:font-size="22pt" style:font-size-asian="22pt" style:font-size-complex="22pt"/>
    </style:style>
    <style:style style:name="T10" style:family="text">
      <style:text-properties fo:font-size="16pt" fo:font-style="italic" style:font-size-asian="16pt" style:font-style-asian="italic" style:font-size-complex="16pt" style:font-style-complex="italic"/>
    </style:style>
    <style:style style:name="T11" style:family="text">
      <style:text-properties fo:color="#000000" style:font-name="Liberation Mono1" fo:font-size="14pt" style:font-size-asian="14pt" style:font-size-complex="14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style:font-name="Liberation Mono1" fo:font-size="16pt" style:font-size-asian="16pt" style:font-size-complex="16pt"/>
    </style:style>
    <style:style style:name="T14" style:family="text">
      <style:text-properties style:font-name="Liberation Sans1" fo:font-size="16pt" style:font-size-asian="16pt" style:font-size-complex="16pt"/>
    </style:style>
    <style:style style:name="T15" style:family="text">
      <style:text-properties fo:font-size="14pt" fo:font-style="italic" style:font-size-asian="14pt" style:font-style-asian="italic" style:font-size-complex="14pt" style:font-style-complex="italic"/>
    </style:style>
    <style:style style:name="T16" style:family="text">
      <style:text-properties style:font-name="Liberation Mono1" fo:font-size="14pt" style:font-size-asian="14pt" style:font-size-complex="14pt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color="#000000" style:font-name="Liberation Mono1" fo:font-size="14pt" fo:background-color="#ffff00" style:font-size-asian="14pt" style:font-size-complex="14pt"/>
    </style:style>
    <style:style style:name="T21" style:family="text">
      <style:text-properties fo:color="#000000" style:font-name="Liberation Mono1" fo:font-size="14pt" fo:background-color="#ffffd7" style:font-size-asian="14pt" style:font-size-complex="14pt"/>
    </style:style>
    <style:style style:name="T22" style:family="text">
      <style:text-properties fo:font-size="14pt" fo:font-style="normal" style:font-size-asian="14pt" style:font-style-asian="normal" style:font-size-complex="14pt" style:font-style-complex="normal"/>
    </style:style>
    <style:style style:name="T23" style:family="text">
      <style:text-properties style:font-name="Liberation Mono1" fo:font-size="14pt" fo:font-style="normal" style:font-size-asian="14pt" style:font-style-asian="normal" style:font-size-complex="14pt" style:font-style-complex="normal"/>
    </style:style>
    <style:style style:name="T24" style:family="text">
      <style:text-properties fo:color="#000000" style:font-name="Liberation Mono1" fo:font-size="14pt" fo:background-color="#ffffff" style:font-size-asian="14pt" style:font-size-complex="14pt"/>
    </style:style>
    <style:style style:name="T25" style:family="text">
      <style:text-properties style:font-name="Liberation Mono1"/>
    </style:style>
    <style:style style:name="T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color="#127622"/>
    </style:style>
    <style:style style:name="T28" style:family="text">
      <style:text-properties style:font-name="Liberation Sans2" fo:font-style="normal" style:font-name-asian="Liberation Sans2" style:font-style-asian="normal" style:font-name-complex="Liberation Sans2" style:font-style-complex="normal"/>
    </style:style>
    <style:style style:name="T29" style:family="text">
      <style:text-properties style:font-name="Liberation Sans" fo:font-style="normal" style:font-name-asian="Liberation Sans2" style:font-style-asian="normal" style:font-name-complex="Liberation Sans2" style:font-style-complex="normal"/>
    </style:style>
    <style:style style:name="T30" style:family="text">
      <style:text-properties style:font-name="Liberation Sans1" fo:font-style="normal" style:font-name-asian="Liberation Sans2" style:font-style-asian="normal" style:font-name-complex="Liberation Sans2" style:font-style-complex="normal"/>
    </style:style>
    <style:style style:name="T31" style:family="text">
      <style:text-properties style:font-name="Liberation Mono1" fo:font-style="normal" style:font-name-asian="Liberation Sans2" style:font-style-asian="normal" style:font-name-complex="Liberation Sans2" style:font-style-complex="normal"/>
    </style:style>
    <style:style style:name="T32" style:family="text">
      <style:text-properties fo:font-size="18pt" style:font-size-asian="18pt" style:font-size-complex="18pt"/>
    </style:style>
    <style:style style:name="T33" style:family="text">
      <style:text-properties style:font-name="Liberation Mono1" fo:font-size="18pt" style:font-size-asian="18pt" style:font-size-complex="18pt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Liberation Mono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font-name="Liberation Mono1" fo:background-color="#ffff00"/>
    </style:style>
    <style:style style:name="T36" style:family="text">
      <style:text-properties style:font-name="Liberation Mono1" fo:background-color="#ffffff"/>
    </style:style>
    <style:style style:name="T37" style:family="text">
      <style:text-properties style:font-name="Liberation Mono1" fo:font-style="normal" style:font-style-asian="normal" style:font-style-complex="normal"/>
    </style:style>
    <style:style style:name="T38" style:family="text">
      <style:text-properties style:font-name="Liberation Mono1" fo:background-color="#ffffd7"/>
    </style:style>
    <style:style style:name="T39" style:family="text">
      <style:text-properties fo:color="#999999" style:font-name="Liberation Mono1"/>
    </style:style>
    <style:style style:name="T40" style:family="text">
      <style:text-properties fo:color="#999999" style:font-name="Liberation Mono1" fo:background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Think Java 2</text:span><text:span text:style-name="T2">nd</text:span><text:span text:style-name="T1"> Edition</text:span>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Chapter 4<text:span text:style-name="T3">—Methods and Testing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>
          <draw:text-box>
            <text:p text:style-name="P3"><text:span text:style-name="T4">Defining New Methods</text:span></text:p>
          </draw:text-box>
        </draw:frame>
        <draw:frame presentation:style-name="pr4" draw:text-style-name="P5" draw:layer="layout" svg:width="23.882cm" svg:height="8.888cm" svg:x="2.153cm" svg:y="3.685cm" presentation:class="outline" presentation:user-transformed="true">
          <draw:text-box>
            <text:list text:style-name="L2">
              <text:list-item>
                <text:p xml:id="id1" text:id="id1"><text:span text:style-name="T5">Some methods perform a computation and return a result, such as </text:span><text:span text:style-name="T6">nextDouble</text:span></text:p>
              </text:list-item>
              <text:list-item>
                <text:p xml:id="id2" text:id="id2"><text:span text:style-name="T7">Other methods like </text:span><text:span text:style-name="T6">println</text:span><text:span text:style-name="T7"> carry out actions but don’t return a result.</text:span></text:p>
              </text:list-item>
              <text:list-item>
                <text:p xml:id="id3" text:id="id3"><text:span text:style-name="T7">The second type of method is called a </text:span><text:span text:style-name="T6">void</text:span><text:span text:style-name="T7"> method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>
          <draw:text-box>
            <text:p text:style-name="P3"><text:span text:style-name="T4">Defining a </text:span><text:span text:style-name="T8">void</text:span><text:span text:style-name="T4"> Method</text:span></text:p>
          </draw:text-box>
        </draw:frame>
        <draw:frame draw:style-name="gr2" draw:text-style-name="P6" draw:layer="layout" svg:width="19.129cm" svg:height="8.255cm" svg:x="4.436cm" svg:y="5.08cm">
          <draw:text-box>
            <text:p xml:id="id4" text:id="id4"><text:span text:style-name="T9">public static void separator() {</text:span></text:p>
            <text:p xml:id="id5" text:id="id5"><text:span text:style-name="T9"><text:s text:c="4"/></text:span><text:span text:style-name="T9">System.out.println("----------");</text:span></text:p>
            <text:p xml:id="id6" text:id="id6"><text:span text:style-name="T9">}</text:span></text:p>
            <text:p><text:span text:style-name="T9"/></text:p>
            <text:p xml:id="id7" text:id="id7"><text:span text:style-name="T9">public static void main(String[] args) {</text:span></text:p>
            <text:p xml:id="id8" text:id="id8"><text:span text:style-name="T9"><text:s text:c="4"/></text:span><text:span text:style-name="T9">System.out.println("Section one.");</text:span></text:p>
            <text:p xml:id="id9" text:id="id9"><text:span text:style-name="T9"><text:s text:c="4"/></text:span><text:span text:style-name="T9">separator();</text:span></text:p>
            <text:p xml:id="id10" text:id="id10"><text:span text:style-name="T9"><text:s text:c="4"/></text:span><text:span text:style-name="T9">System.out.println("Section two.");</text:span></text:p>
            <text:p xml:id="id11" text:id="id11"><text:span text:style-name="T9">}</text:span></text:p>
          </draw:text-box>
        </draw:frame>
        <draw:polyline draw:style-name="gr3" draw:text-style-name="P7" xml:id="id12" draw:id="id12" draw:layer="layout" svg:width="2.539cm" svg:height="0.634cm" svg:x="2.54cm" svg:y="4.445cm" svg:viewBox="0 0 2540 635" draw:points="0,0 2540,635">
          <text:p/>
        </draw:polyline>
        <draw:polyline draw:style-name="gr4" draw:text-style-name="P7" xml:id="id13" draw:id="id13" draw:layer="layout" svg:width="1.895cm" svg:height="4.444cm" svg:x="2.54cm" svg:y="4.445cm" svg:viewBox="0 0 1896 4445" draw:points="0,0 1896,4445">
          <text:p/>
        </draw:polyline>
        <draw:frame draw:style-name="gr5" draw:text-style-name="P8" xml:id="id14" draw:id="id14" draw:layer="layout" svg:width="8.596cm" svg:height="0.878cm" svg:x="1.4cm" svg:y="3.257cm">
          <draw:text-box>
            <text:p><text:span text:style-name="T10">can be called from other classes</text:span></text:p>
          </draw:text-box>
        </draw:frame>
        <draw:polyline draw:style-name="gr6" draw:text-style-name="P7" xml:id="id15" draw:id="id15" draw:layer="layout" svg:width="1.904cm" svg:height="0.634cm" svg:x="12.7cm" svg:y="4.445cm" svg:viewBox="0 0 1905 635" draw:points="1905,0 0,635">
          <text:p/>
        </draw:polyline>
        <draw:polyline draw:style-name="gr7" draw:text-style-name="P7" xml:id="id16" draw:id="id16" draw:layer="layout" svg:width="1.904cm" svg:height="4.444cm" svg:x="12.7cm" svg:y="4.445cm" svg:viewBox="0 0 1905 4445" draw:points="1905,0 0,4445">
          <text:p/>
        </draw:polyline>
        <draw:frame draw:style-name="gr8" draw:text-style-name="P9" xml:id="id17" draw:id="id17" draw:layer="layout" svg:width="7.021cm" svg:height="0.962cm" svg:x="14.605cm" svg:y="3.175cm">
          <draw:text-box>
            <text:p>does not return a result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>
          <draw:text-box>
            <text:p text:style-name="P3"><text:span text:style-name="T4">Flow of Execution</text:span></text:p>
          </draw:text-box>
        </draw:frame>
        <draw:frame draw:style-name="gr9" draw:text-style-name="P10" draw:layer="layout" svg:width="14.475cm" svg:height="9.195cm" svg:x="0.635cm" svg:y="3.175cm">
          <draw:text-box>
            <text:p><text:span text:style-name="T11"><text:s/></text:span><text:span text:style-name="T11">1 public class Separators {</text:span></text:p>
            <text:p><text:span text:style-name="T11"><text:s/></text:span><text:span text:style-name="T11">2 <text:s text:c="4"/>public static void separator() {</text:span></text:p>
            <text:p><text:span text:style-name="T11"><text:s/></text:span><text:span text:style-name="T11">3 <text:s text:c="8"/>System.out.println("----------");</text:span></text:p>
            <text:p><text:span text:style-name="T11"><text:s/></text:span><text:span text:style-name="T11">4 <text:s text:c="4"/>}</text:span></text:p>
            <text:p><text:span text:style-name="T11"><text:s/></text:span><text:span text:style-name="T11">5</text:span></text:p>
            <text:p><text:span text:style-name="T11"><text:s/></text:span><text:span text:style-name="T11">6 <text:s text:c="4"/>public static void multiSeparators() {</text:span></text:p>
            <text:p><text:span text:style-name="T11"><text:s/></text:span><text:span text:style-name="T11">7 <text:s text:c="8"/>separator();</text:span></text:p>
            <text:p><text:span text:style-name="T11"><text:s/></text:span><text:span text:style-name="T11">8 <text:s text:c="8"/>separator();</text:span></text:p>
            <text:p><text:span text:style-name="T11"><text:s/></text:span><text:span text:style-name="T11">9 <text:s text:c="4"/>}</text:span></text:p>
            <text:p><text:span text:style-name="T11">10</text:span></text:p>
            <text:p><text:span text:style-name="T11">11 <text:s text:c="4"/>public static void main(String[] args) {</text:span></text:p>
            <text:p><text:span text:style-name="T11">12 <text:s text:c="8"/>System.out.println("Section one.");</text:span></text:p>
            <text:p><text:span text:style-name="T11">13 <text:s text:c="8"/>multiSeparators();</text:span></text:p>
            <text:p><text:span text:style-name="T11">14 <text:s text:c="8"/>System.out.println("Section two.");</text:span></text:p>
            <text:p><text:span text:style-name="T11">15 <text:s text:c="4"/>}</text:span></text:p>
            <text:p><text:span text:style-name="T11">16 }</text:span></text:p>
          </draw:text-box>
        </draw:frame>
        <draw:custom-shape draw:style-name="gr10" draw:text-style-name="P12" draw:layer="layout" svg:width="6.985cm" svg:height="1.27cm" svg:x="15.875cm" svg:y="8.255cm">
          <text:p text:style-name="P11"><text:span text:style-name="T12">Programs always start</text:span></text:p>
          <text:p text:style-name="P11"><text:span text:style-name="T12">with the </text:span><text:span text:style-name="T13">main</text:span><text:span text:style-name="T14"> method</text:span></text:p>
          <draw:enhanced-geometry svg:viewBox="0 0 21600 21600" draw:glue-points="10800 0 0 10800 10800 21600 21600 10800 ?f40 ?f41" draw:text-areas="0 0 21600 21600" draw:type="rectangular-callout" draw:modifiers="-2532.26452905812 26086.54602675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" draw:text-style-name="P13" draw:layer="layout" svg:width="3.067cm" svg:height="0.806cm" svg:x="21.325cm" svg:y="2.449cm">
          <draw:text-box>
            <text:p><text:span text:style-name="T15">“</text:span><text:span text:style-name="T15">Call Stack”</text:span></text:p>
          </draw:text-box>
        </draw:frame>
        <draw:custom-shape draw:style-name="gr12" draw:text-style-name="P15" draw:layer="layout" svg:width="6.985cm" svg:height="0.635cm" svg:x="19.05cm" svg:y="3.184cm">
          <text:p text:style-name="P14"><text:span text:style-name="T16">main</text:span><text:span text:style-name="T17"> (line 11)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 text:style-name="P16">The JVM keeps a <text:span text:style-name="T18">call stack</text:span><text:span text:style-name="T19"> that keeps track of which methods currently being called.</text:span>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>
          <draw:text-box>
            <text:p text:style-name="P3"><text:span text:style-name="T4">Flow of Execution</text:span></text:p>
          </draw:text-box>
        </draw:frame>
        <draw:frame draw:style-name="gr9" draw:text-style-name="P10" draw:layer="layout" svg:width="14.475cm" svg:height="9.195cm" svg:x="0.635cm" svg:y="3.175cm">
          <draw:text-box>
            <text:p><text:span text:style-name="T11"><text:s/></text:span><text:span text:style-name="T11">1 public class Separators {</text:span></text:p>
            <text:p><text:span text:style-name="T11"><text:s/></text:span><text:span text:style-name="T11">2 <text:s text:c="4"/>public static void separator() {</text:span></text:p>
            <text:p><text:span text:style-name="T11"><text:s/></text:span><text:span text:style-name="T11">3 <text:s text:c="8"/>System.out.println("----------");</text:span></text:p>
            <text:p><text:span text:style-name="T11"><text:s/></text:span><text:span text:style-name="T11">4 <text:s text:c="4"/>}</text:span></text:p>
            <text:p><text:span text:style-name="T11"><text:s/></text:span><text:span text:style-name="T11">5</text:span></text:p>
            <text:p><text:span text:style-name="T11"><text:s/></text:span><text:span text:style-name="T11">6 <text:s text:c="4"/>public static void </text:span><text:span text:style-name="T20">multiSeparators()</text:span><text:span text:style-name="T11"> {</text:span></text:p>
            <text:p><text:span text:style-name="T11"><text:s/></text:span><text:span text:style-name="T11">7 <text:s text:c="8"/>separator();</text:span></text:p>
            <text:p><text:span text:style-name="T11"><text:s/></text:span><text:span text:style-name="T11">8 <text:s text:c="8"/>separator();</text:span></text:p>
            <text:p><text:span text:style-name="T11"><text:s/></text:span><text:span text:style-name="T11">9 <text:s text:c="4"/>}</text:span></text:p>
            <text:p><text:span text:style-name="T11">10</text:span></text:p>
            <text:p><text:span text:style-name="T11">11 <text:s text:c="4"/>public static void main(String[] args) {</text:span></text:p>
            <text:p><text:span text:style-name="T11">12 <text:s text:c="8"/>System.out.println("Section one.");</text:span></text:p>
            <text:p><text:span text:style-name="T11">13 <text:s text:c="8"/></text:span><text:span text:style-name="T21">multiSeparators();</text:span></text:p>
            <text:p><text:span text:style-name="T11">14 <text:s text:c="8"/>System.out.println("Section two.");</text:span></text:p>
            <text:p><text:span text:style-name="T11">15 <text:s text:c="4"/>}</text:span></text:p>
            <text:p><text:span text:style-name="T11">16 }</text:span></text:p>
          </draw:text-box>
        </draw:frame>
        <draw:frame draw:style-name="gr11" draw:text-style-name="P13" draw:layer="layout" svg:width="3.067cm" svg:height="0.806cm" svg:x="21.325cm" svg:y="2.44cm">
          <draw:text-box>
            <text:p><text:span text:style-name="T15">“</text:span><text:span text:style-name="T15">Call Stack”</text:span></text:p>
          </draw:text-box>
        </draw:frame>
        <draw:custom-shape draw:style-name="gr12" draw:text-style-name="P15" draw:layer="layout" svg:width="6.985cm" svg:height="0.635cm" svg:x="19.05cm" svg:y="3.175cm">
          <text:p text:style-name="P14"><text:span text:style-name="T16">main</text:span><text:span text:style-name="T17"> (line 13)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6.985cm" svg:height="0.635cm" svg:x="19.05cm" svg:y="3.775cm">
          <text:p text:style-name="P14"><text:span text:style-name="T16">multiSeparators</text:span><text:span text:style-name="T17"> (line 6)</text:span></text:p>
          <draw:enhanced-geometry svg:viewBox="0 0 21600 21600" draw:type="rectangle" draw:enhanced-path="M 0 0 L 21600 0 21600 21600 0 21600 0 0 Z N"/>
        </draw:custom-shape>
        <draw:frame draw:style-name="gr13" draw:text-style-name="P18" draw:layer="layout" svg:width="7.62cm" svg:height="3.665cm" svg:x="19.05cm" svg:y="9.73cm">
          <draw:text-box>
            <text:p text:style-name="P17"><text:span text:style-name="T22">When the JVM encounters the call to </text:span><text:span text:style-name="T23">multiSeparators</text:span><text:span text:style-name="T22"> on line 13, it puts </text:span><text:span text:style-name="T23">main</text:span><text:span text:style-name="T22"> “on hold“, marks the location, and opens up a new entry for the method being called.</text:span></text:p>
          </draw:text-box>
        </draw:frame>
        <draw:line draw:style-name="gr14" draw:text-style-name="P7" draw:layer="layout" svg:x1="12.065cm" svg:y1="10.26cm" svg:x2="10.16cm" svg:y2="10.26cm">
          <text:p/>
        </draw:line>
        <draw:line draw:style-name="gr15" draw:text-style-name="P7" draw:layer="layout" svg:x1="16.51cm" svg:y1="6.35cm" svg:x2="14.605cm" svg:y2="6.35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>
          <draw:text-box>
            <text:p text:style-name="P3"><text:span text:style-name="T4">Flow of Execution</text:span></text:p>
          </draw:text-box>
        </draw:frame>
        <draw:frame draw:style-name="gr9" draw:text-style-name="P10" draw:layer="layout" svg:width="14.475cm" svg:height="9.195cm" svg:x="0.635cm" svg:y="3.175cm">
          <draw:text-box>
            <text:p><text:span text:style-name="T11"><text:s/></text:span><text:span text:style-name="T11">1 public class Separators {</text:span></text:p>
            <text:p><text:span text:style-name="T11"><text:s/></text:span><text:span text:style-name="T11">2 <text:s text:c="4"/>public static void </text:span><text:span text:style-name="T20">separator()</text:span><text:span text:style-name="T11"> {</text:span></text:p>
            <text:p><text:span text:style-name="T11"><text:s/></text:span><text:span text:style-name="T11">3 <text:s text:c="8"/>System.out.println("----------");</text:span></text:p>
            <text:p><text:span text:style-name="T11"><text:s/></text:span><text:span text:style-name="T11">4 <text:s text:c="4"/>}</text:span></text:p>
            <text:p><text:span text:style-name="T11"><text:s/></text:span><text:span text:style-name="T11">5</text:span></text:p>
            <text:p><text:span text:style-name="T11"><text:s/></text:span><text:span text:style-name="T11">6 <text:s text:c="4"/>public static void multiSeparators() {</text:span></text:p>
            <text:p><text:span text:style-name="T11"><text:s/></text:span><text:span text:style-name="T11">7 <text:s text:c="8"/></text:span><text:span text:style-name="T21">separator();</text:span></text:p>
            <text:p><text:span text:style-name="T11"><text:s/></text:span><text:span text:style-name="T11">8 <text:s text:c="8"/>separator();</text:span></text:p>
            <text:p><text:span text:style-name="T11"><text:s/></text:span><text:span text:style-name="T11">9 <text:s text:c="4"/>}</text:span></text:p>
            <text:p><text:span text:style-name="T11">10</text:span></text:p>
            <text:p><text:span text:style-name="T11">11 <text:s text:c="4"/>public static void main(String[] args) {</text:span></text:p>
            <text:p><text:span text:style-name="T11">12 <text:s text:c="8"/>System.out.println("Section one.");</text:span></text:p>
            <text:p><text:span text:style-name="T11">13 <text:s text:c="8"/></text:span><text:span text:style-name="T21">multiSeparators();</text:span></text:p>
            <text:p><text:span text:style-name="T11">14 <text:s text:c="8"/>System.out.println("Section two.");</text:span></text:p>
            <text:p><text:span text:style-name="T11">15 <text:s text:c="4"/>}</text:span></text:p>
            <text:p><text:span text:style-name="T11">16 }</text:span></text:p>
          </draw:text-box>
        </draw:frame>
        <draw:frame draw:style-name="gr11" draw:text-style-name="P13" draw:layer="layout" svg:width="3.067cm" svg:height="0.806cm" svg:x="21.325cm" svg:y="2.44cm">
          <draw:text-box>
            <text:p><text:span text:style-name="T15">“</text:span><text:span text:style-name="T15">Call Stack”</text:span></text:p>
          </draw:text-box>
        </draw:frame>
        <draw:custom-shape draw:style-name="gr12" draw:text-style-name="P15" draw:layer="layout" svg:width="6.985cm" svg:height="0.635cm" svg:x="19.05cm" svg:y="3.175cm">
          <text:p text:style-name="P14"><text:span text:style-name="T16">main</text:span><text:span text:style-name="T17"> (line 13)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6.985cm" svg:height="0.635cm" svg:x="19.05cm" svg:y="3.775cm">
          <text:p text:style-name="P14"><text:span text:style-name="T16">multiSeparators</text:span><text:span text:style-name="T17"> (line 7)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6.985cm" svg:height="0.635cm" svg:x="19.05cm" svg:y="4.375cm">
          <text:p text:style-name="P14"><text:span text:style-name="T16">separator</text:span><text:span text:style-name="T17"> (line 2)</text:span></text:p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7.62cm" svg:height="2.555cm" svg:x="19.05cm" svg:y="9.731cm">
          <draw:text-box>
            <text:p text:style-name="P19"><text:span text:style-name="T22">The call on line 7 puts </text:span><text:span text:style-name="T23">multiSeparators</text:span><text:span text:style-name="T22"> on hold, and adds an entry for the </text:span><text:span text:style-name="T23">separator</text:span><text:span text:style-name="T22"> method on line 2.</text:span></text:p>
          </draw:text-box>
        </draw:frame>
        <draw:line draw:style-name="gr14" draw:text-style-name="P7" draw:layer="layout" svg:x1="12.065cm" svg:y1="10.26cm" svg:x2="10.16cm" svg:y2="10.26cm">
          <text:p/>
        </draw:line>
        <draw:line draw:style-name="gr14" draw:text-style-name="P7" draw:layer="layout" svg:x1="9.966cm" svg:y1="6.96cm" svg:x2="8.061cm" svg:y2="6.96cm">
          <text:p/>
        </draw:line>
        <draw:line draw:style-name="gr15" draw:text-style-name="P7" draw:layer="layout" svg:x1="14.605cm" svg:y1="4.045cm" svg:x2="12.7cm" svg:y2="4.045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>
          <draw:text-box>
            <text:p text:style-name="P3"><text:span text:style-name="T4">Flow of Execution</text:span></text:p>
          </draw:text-box>
        </draw:frame>
        <draw:frame draw:style-name="gr9" draw:text-style-name="P10" draw:layer="layout" svg:width="14.475cm" svg:height="9.195cm" svg:x="0.635cm" svg:y="3.175cm">
          <draw:text-box>
            <text:p><text:span text:style-name="T11"><text:s/></text:span><text:span text:style-name="T11">1 public class Separators {</text:span></text:p>
            <text:p><text:span text:style-name="T11"><text:s/></text:span><text:span text:style-name="T11">2 <text:s text:c="4"/>public static void separator() {</text:span></text:p>
            <text:p><text:span text:style-name="T11"><text:s/></text:span><text:span text:style-name="T11">3 <text:s text:c="8"/></text:span><text:span text:style-name="T21">System.out.println("----------");</text:span></text:p>
            <text:p><text:span text:style-name="T11"><text:s/></text:span><text:span text:style-name="T11">4 <text:s text:c="4"/>}</text:span></text:p>
            <text:p><text:span text:style-name="T11"><text:s/></text:span><text:span text:style-name="T11">5</text:span></text:p>
            <text:p><text:span text:style-name="T11"><text:s/></text:span><text:span text:style-name="T11">6 <text:s text:c="4"/>public static void multiSeparators() {</text:span></text:p>
            <text:p><text:span text:style-name="T11"><text:s/></text:span><text:span text:style-name="T11">7 <text:s text:c="8"/></text:span><text:span text:style-name="T21">separator();</text:span></text:p>
            <text:p><text:span text:style-name="T11"><text:s/></text:span><text:span text:style-name="T11">8 <text:s text:c="8"/>separator();</text:span></text:p>
            <text:p><text:span text:style-name="T11"><text:s/></text:span><text:span text:style-name="T11">9 <text:s text:c="4"/>}</text:span></text:p>
            <text:p><text:span text:style-name="T11">10</text:span></text:p>
            <text:p><text:span text:style-name="T11">11 <text:s text:c="4"/>public static void main(String[] args) {</text:span></text:p>
            <text:p><text:span text:style-name="T11">12 <text:s text:c="8"/>System.out.println("Section one.");</text:span></text:p>
            <text:p><text:span text:style-name="T11">13 <text:s text:c="8"/></text:span><text:span text:style-name="T21">multiSeparators();</text:span></text:p>
            <text:p><text:span text:style-name="T11">14 <text:s text:c="8"/>System.out.println("Section two.");</text:span></text:p>
            <text:p><text:span text:style-name="T11">15 <text:s text:c="4"/>}</text:span></text:p>
            <text:p><text:span text:style-name="T11">16 }</text:span></text:p>
          </draw:text-box>
        </draw:frame>
        <draw:frame draw:style-name="gr11" draw:text-style-name="P13" draw:layer="layout" svg:width="3.067cm" svg:height="0.806cm" svg:x="21.325cm" svg:y="2.44cm">
          <draw:text-box>
            <text:p><text:span text:style-name="T15">“</text:span><text:span text:style-name="T15">Call Stack”</text:span></text:p>
          </draw:text-box>
        </draw:frame>
        <draw:custom-shape draw:style-name="gr12" draw:text-style-name="P15" draw:layer="layout" svg:width="6.985cm" svg:height="0.635cm" svg:x="19.05cm" svg:y="3.175cm">
          <text:p text:style-name="P14"><text:span text:style-name="T16">main</text:span><text:span text:style-name="T17"> (line 13)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6.985cm" svg:height="0.635cm" svg:x="19.05cm" svg:y="3.775cm">
          <text:p text:style-name="P14"><text:span text:style-name="T16">multiSeparators</text:span><text:span text:style-name="T17"> (line 7)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6.985cm" svg:height="0.635cm" svg:x="19.05cm" svg:y="4.375cm">
          <text:p text:style-name="P14"><text:span text:style-name="T16">separator</text:span><text:span text:style-name="T17"> (line 3)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6.985cm" svg:height="0.635cm" svg:x="19.05cm" svg:y="4.975cm">
          <text:p text:style-name="P14"><text:span text:style-name="T16">println</text:span></text:p>
          <draw:enhanced-geometry svg:viewBox="0 0 21600 21600" draw:type="rectangle" draw:enhanced-path="M 0 0 L 21600 0 21600 21600 0 21600 0 0 Z N"/>
        </draw:custom-shape>
        <draw:frame draw:style-name="gr17" draw:text-style-name="P18" draw:layer="layout" svg:width="7.62cm" svg:height="1.403cm" svg:x="19.05cm" svg:y="9.732cm">
          <draw:text-box>
            <text:p text:style-name="P19"><text:span text:style-name="T22">The </text:span><text:span text:style-name="T23">println</text:span><text:span text:style-name="T22"> method adds yet another entry to the call stack.</text:span></text:p>
          </draw:text-box>
        </draw:frame>
        <draw:line draw:style-name="gr14" draw:text-style-name="P7" draw:layer="layout" svg:x1="12.079cm" svg:y1="10.254cm" svg:x2="10.174cm" svg:y2="10.254cm">
          <text:p/>
        </draw:line>
        <draw:line draw:style-name="gr14" draw:text-style-name="P7" draw:layer="layout" svg:x1="9.98cm" svg:y1="6.954cm" svg:x2="8.075cm" svg:y2="6.954cm">
          <text:p/>
        </draw:line>
        <draw:line draw:style-name="gr18" draw:text-style-name="P7" draw:layer="layout" svg:x1="15.975cm" svg:y1="4.68cm" svg:x2="14.07cm" svg:y2="4.6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>
          <draw:text-box>
            <text:p text:style-name="P3"><text:span text:style-name="T4">Flow of Execution</text:span></text:p>
          </draw:text-box>
        </draw:frame>
        <draw:frame draw:style-name="gr9" draw:text-style-name="P10" draw:layer="layout" svg:width="14.475cm" svg:height="9.195cm" svg:x="0.635cm" svg:y="3.175cm">
          <draw:text-box>
            <text:p><text:span text:style-name="T11"><text:s/></text:span><text:span text:style-name="T11">1 public class Separators {</text:span></text:p>
            <text:p><text:span text:style-name="T11"><text:s/></text:span><text:span text:style-name="T11">2 <text:s text:c="4"/>public static void separator() {</text:span></text:p>
            <text:p><text:span text:style-name="T11"><text:s/></text:span><text:span text:style-name="T11">3 <text:s text:c="8"/>System.out.println("----------");</text:span></text:p>
            <text:p><text:span text:style-name="T11"><text:s/></text:span><text:span text:style-name="T11">4 <text:s text:c="4"/></text:span><text:span text:style-name="T20">}</text:span></text:p>
            <text:p><text:span text:style-name="T11"><text:s/></text:span><text:span text:style-name="T11">5</text:span></text:p>
            <text:p><text:span text:style-name="T11"><text:s/></text:span><text:span text:style-name="T11">6 <text:s text:c="4"/>public static void multiSeparators() {</text:span></text:p>
            <text:p><text:span text:style-name="T11"><text:s/></text:span><text:span text:style-name="T11">7 <text:s text:c="8"/></text:span><text:span text:style-name="T21">separator();</text:span></text:p>
            <text:p><text:span text:style-name="T11"><text:s/></text:span><text:span text:style-name="T11">8 <text:s text:c="8"/>separator();</text:span></text:p>
            <text:p><text:span text:style-name="T11"><text:s/></text:span><text:span text:style-name="T11">9 <text:s text:c="4"/>}</text:span></text:p>
            <text:p><text:span text:style-name="T11">10</text:span></text:p>
            <text:p><text:span text:style-name="T11">11 <text:s text:c="4"/>public static void main(String[] args) {</text:span></text:p>
            <text:p><text:span text:style-name="T11">12 <text:s text:c="8"/>System.out.println("Section one.");</text:span></text:p>
            <text:p><text:span text:style-name="T11">13 <text:s text:c="8"/></text:span><text:span text:style-name="T21">multiSeparators();</text:span></text:p>
            <text:p><text:span text:style-name="T11">14 <text:s text:c="8"/>System.out.println("Section two.");</text:span></text:p>
            <text:p><text:span text:style-name="T11">15 <text:s text:c="4"/>}</text:span></text:p>
            <text:p><text:span text:style-name="T11">16 }</text:span></text:p>
          </draw:text-box>
        </draw:frame>
        <draw:frame draw:style-name="gr11" draw:text-style-name="P13" draw:layer="layout" svg:width="3.067cm" svg:height="0.806cm" svg:x="21.325cm" svg:y="2.44cm">
          <draw:text-box>
            <text:p><text:span text:style-name="T15">“</text:span><text:span text:style-name="T15">Call Stack”</text:span></text:p>
          </draw:text-box>
        </draw:frame>
        <draw:custom-shape draw:style-name="gr12" draw:text-style-name="P15" draw:layer="layout" svg:width="6.985cm" svg:height="0.635cm" svg:x="19.05cm" svg:y="3.175cm">
          <text:p text:style-name="P14"><text:span text:style-name="T16">main</text:span><text:span text:style-name="T17"> (line 13)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6.985cm" svg:height="0.635cm" svg:x="19.05cm" svg:y="3.775cm">
          <text:p text:style-name="P14"><text:span text:style-name="T16">multiSeparators</text:span><text:span text:style-name="T17"> (line 7)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6.985cm" svg:height="0.635cm" svg:x="19.05cm" svg:y="4.375cm">
          <text:p text:style-name="P14"><text:span text:style-name="T16">separator</text:span><text:span text:style-name="T17"> (line 4)</text:span></text:p>
          <draw:enhanced-geometry svg:viewBox="0 0 21600 21600" draw:type="rectangle" draw:enhanced-path="M 0 0 L 21600 0 21600 21600 0 21600 0 0 Z N"/>
        </draw:custom-shape>
        <draw:frame draw:style-name="gr19" draw:text-style-name="P18" draw:layer="layout" svg:width="7.62cm" svg:height="2.555cm" svg:x="19.05cm" svg:y="9.733cm">
          <draw:text-box>
            <text:p text:style-name="P19"><text:span text:style-name="T22">When </text:span><text:span text:style-name="T23">println</text:span><text:span text:style-name="T22"> returns, its entry is removed from the stack, and execution resumes in line 4 of </text:span><text:span text:style-name="T23">separator</text:span><text:span text:style-name="T22">.</text:span></text:p>
          </draw:text-box>
        </draw:frame>
        <draw:line draw:style-name="gr14" draw:text-style-name="P7" draw:layer="layout" svg:x1="12.079cm" svg:y1="10.254cm" svg:x2="10.174cm" svg:y2="10.254cm">
          <text:p/>
        </draw:line>
        <draw:line draw:style-name="gr14" draw:text-style-name="P7" draw:layer="layout" svg:x1="9.98cm" svg:y1="6.954cm" svg:x2="8.075cm" svg:y2="6.954cm">
          <text:p/>
        </draw:line>
        <draw:line draw:style-name="gr15" draw:text-style-name="P7" draw:layer="layout" svg:x1="5.515cm" svg:y1="5.28cm" svg:x2="3.61cm" svg:y2="5.2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>
          <draw:text-box>
            <text:p text:style-name="P3"><text:span text:style-name="T4">Flow of Execution</text:span></text:p>
          </draw:text-box>
        </draw:frame>
        <draw:frame draw:style-name="gr9" draw:text-style-name="P10" draw:layer="layout" svg:width="14.475cm" svg:height="9.195cm" svg:x="0.635cm" svg:y="3.175cm">
          <draw:text-box>
            <text:p><text:span text:style-name="T11"><text:s/></text:span><text:span text:style-name="T11">1 public class Separators {</text:span></text:p>
            <text:p><text:span text:style-name="T11"><text:s/></text:span><text:span text:style-name="T11">2 <text:s text:c="4"/>public static void separator() {</text:span></text:p>
            <text:p><text:span text:style-name="T11"><text:s/></text:span><text:span text:style-name="T11">3 <text:s text:c="8"/>System.out.println("----------");</text:span></text:p>
            <text:p><text:span text:style-name="T11"><text:s/></text:span><text:span text:style-name="T11">4 <text:s text:c="4"/>}</text:span></text:p>
            <text:p><text:span text:style-name="T11"><text:s/></text:span><text:span text:style-name="T11">5</text:span></text:p>
            <text:p><text:span text:style-name="T11"><text:s/></text:span><text:span text:style-name="T11">6 <text:s text:c="4"/>public static void multiSeparators() {</text:span></text:p>
            <text:p><text:span text:style-name="T11"><text:s/></text:span><text:span text:style-name="T11">7 <text:s text:c="8"/>separator();</text:span></text:p>
            <text:p><text:span text:style-name="T11"><text:s/></text:span><text:span text:style-name="T11">8 <text:s text:c="8"/>separator();</text:span></text:p>
            <text:p><text:span text:style-name="T11"><text:s/></text:span><text:span text:style-name="T11">9 <text:s text:c="4"/>}</text:span></text:p>
            <text:p><text:span text:style-name="T11">10</text:span></text:p>
            <text:p><text:span text:style-name="T11">11 <text:s text:c="4"/>public static void main(String[] args) {</text:span></text:p>
            <text:p><text:span text:style-name="T11">12 <text:s text:c="8"/>System.out.println("Section one.");</text:span></text:p>
            <text:p><text:span text:style-name="T11">13 <text:s text:c="8"/></text:span><text:span text:style-name="T21">multiSeparators();</text:span></text:p>
            <text:p><text:span text:style-name="T11">14 <text:s text:c="8"/>System.out.println("Section two.");</text:span></text:p>
            <text:p><text:span text:style-name="T11">15 <text:s text:c="4"/>}</text:span></text:p>
            <text:p><text:span text:style-name="T11">16 }</text:span></text:p>
          </draw:text-box>
        </draw:frame>
        <draw:frame draw:style-name="gr11" draw:text-style-name="P13" draw:layer="layout" svg:width="3.067cm" svg:height="0.806cm" svg:x="21.325cm" svg:y="2.44cm">
          <draw:text-box>
            <text:p><text:span text:style-name="T15">“</text:span><text:span text:style-name="T15">Call Stack”</text:span></text:p>
          </draw:text-box>
        </draw:frame>
        <draw:custom-shape draw:style-name="gr12" draw:text-style-name="P15" draw:layer="layout" svg:width="6.985cm" svg:height="0.635cm" svg:x="19.05cm" svg:y="3.175cm">
          <text:p text:style-name="P14"><text:span text:style-name="T16">main</text:span><text:span text:style-name="T17"> (line 13)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6.985cm" svg:height="0.635cm" svg:x="19.05cm" svg:y="3.775cm">
          <text:p text:style-name="P14"><text:span text:style-name="T16">multiSeparators</text:span><text:span text:style-name="T17"> (line 7)</text:span></text:p>
          <draw:enhanced-geometry svg:viewBox="0 0 21600 21600" draw:type="rectangle" draw:enhanced-path="M 0 0 L 21600 0 21600 21600 0 21600 0 0 Z N"/>
        </draw:custom-shape>
        <draw:frame draw:style-name="gr20" draw:text-style-name="P18" draw:layer="layout" svg:width="7.62cm" svg:height="1.958cm" svg:x="19.05cm" svg:y="9.734cm">
          <draw:text-box>
            <text:p text:style-name="P19"><text:span text:style-name="T22">The first call to </text:span><text:span text:style-name="T23">separator</text:span><text:span text:style-name="T22"> ends, and its entry on the call stack is removed.</text:span></text:p>
          </draw:text-box>
        </draw:frame>
        <draw:line draw:style-name="gr14" draw:text-style-name="P7" draw:layer="layout" svg:x1="12.079cm" svg:y1="10.254cm" svg:x2="10.174cm" svg:y2="10.254cm">
          <text:p/>
        </draw:line>
        <draw:line draw:style-name="gr14" draw:text-style-name="P7" draw:layer="layout" svg:x1="9.98cm" svg:y1="6.954cm" svg:x2="8.075cm" svg:y2="6.95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>
          <draw:text-box>
            <text:p text:style-name="P3"><text:span text:style-name="T4">Flow of Execution</text:span></text:p>
          </draw:text-box>
        </draw:frame>
        <draw:frame draw:style-name="gr9" draw:text-style-name="P10" draw:layer="layout" svg:width="14.475cm" svg:height="9.195cm" svg:x="0.635cm" svg:y="3.175cm">
          <draw:text-box>
            <text:p><text:span text:style-name="T11"><text:s/></text:span><text:span text:style-name="T11">1 public class Separators {</text:span></text:p>
            <text:p><text:span text:style-name="T11"><text:s/></text:span><text:span text:style-name="T11">2 <text:s text:c="4"/>public static void separator() {</text:span></text:p>
            <text:p><text:span text:style-name="T11"><text:s/></text:span><text:span text:style-name="T11">3 <text:s text:c="8"/>System.out.println("----------");</text:span></text:p>
            <text:p><text:span text:style-name="T11"><text:s/></text:span><text:span text:style-name="T11">4 <text:s text:c="4"/>}</text:span></text:p>
            <text:p><text:span text:style-name="T11"><text:s/></text:span><text:span text:style-name="T11">5</text:span></text:p>
            <text:p><text:span text:style-name="T11"><text:s/></text:span><text:span text:style-name="T11">6 <text:s text:c="4"/>public static void multiSeparators() {</text:span></text:p>
            <text:p><text:span text:style-name="T11"><text:s/></text:span><text:span text:style-name="T11">7 <text:s text:c="8"/>separator();</text:span></text:p>
            <text:p><text:span text:style-name="T11"><text:s/></text:span><text:span text:style-name="T11">8 <text:s text:c="8"/></text:span><text:span text:style-name="T20">separator();</text:span></text:p>
            <text:p><text:span text:style-name="T11"><text:s/></text:span><text:span text:style-name="T11">9 <text:s text:c="4"/>}</text:span></text:p>
            <text:p><text:span text:style-name="T11">10</text:span></text:p>
            <text:p><text:span text:style-name="T11">11 <text:s text:c="4"/>public static void main(String[] args) {</text:span></text:p>
            <text:p><text:span text:style-name="T11">12 <text:s text:c="8"/>System.out.println("Section one.");</text:span></text:p>
            <text:p><text:span text:style-name="T11">13 <text:s text:c="8"/></text:span><text:span text:style-name="T21">multiSeparators();</text:span></text:p>
            <text:p><text:span text:style-name="T11">14 <text:s text:c="8"/>System.out.println("Section two.");</text:span></text:p>
            <text:p><text:span text:style-name="T11">15 <text:s text:c="4"/>}</text:span></text:p>
            <text:p><text:span text:style-name="T11">16 }</text:span></text:p>
          </draw:text-box>
        </draw:frame>
        <draw:frame draw:style-name="gr11" draw:text-style-name="P13" draw:layer="layout" svg:width="3.067cm" svg:height="0.806cm" svg:x="21.325cm" svg:y="2.44cm">
          <draw:text-box>
            <text:p><text:span text:style-name="T15">“</text:span><text:span text:style-name="T15">Call Stack”</text:span></text:p>
          </draw:text-box>
        </draw:frame>
        <draw:custom-shape draw:style-name="gr12" draw:text-style-name="P15" draw:layer="layout" svg:width="6.985cm" svg:height="0.635cm" svg:x="19.05cm" svg:y="3.175cm">
          <text:p text:style-name="P14"><text:span text:style-name="T16">main</text:span><text:span text:style-name="T17"> (line 13)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6.985cm" svg:height="0.635cm" svg:x="19.05cm" svg:y="3.775cm">
          <text:p text:style-name="P14"><text:span text:style-name="T16">multiSeparators</text:span><text:span text:style-name="T17"> (line 8)</text:span></text:p>
          <draw:enhanced-geometry svg:viewBox="0 0 21600 21600" draw:type="rectangle" draw:enhanced-path="M 0 0 L 21600 0 21600 21600 0 21600 0 0 Z N"/>
        </draw:custom-shape>
        <draw:frame draw:style-name="gr21" draw:text-style-name="P18" draw:layer="layout" svg:width="7.62cm" svg:height="1.403cm" svg:x="19.05cm" svg:y="9.734cm">
          <draw:text-box>
            <text:p text:style-name="P19"><text:span text:style-name="T22">The JVM resumes the </text:span><text:span text:style-name="T23">multiSeparators</text:span><text:span text:style-name="T22"> method...</text:span></text:p>
          </draw:text-box>
        </draw:frame>
        <draw:line draw:style-name="gr15" draw:text-style-name="P7" draw:layer="layout" svg:x1="9.96cm" svg:y1="7.52cm" svg:x2="8.055cm" svg:y2="7.52cm">
          <text:p/>
        </draw:line>
        <draw:line draw:style-name="gr14" draw:text-style-name="P7" draw:layer="layout" svg:x1="12.089cm" svg:y1="10.254cm" svg:x2="10.184cm" svg:y2="10.25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>
          <draw:text-box>
            <text:p text:style-name="P3"><text:span text:style-name="T4">Flow of Execution</text:span></text:p>
          </draw:text-box>
        </draw:frame>
        <draw:frame draw:style-name="gr9" draw:text-style-name="P10" draw:layer="layout" svg:width="14.475cm" svg:height="9.195cm" svg:x="0.635cm" svg:y="3.175cm">
          <draw:text-box>
            <text:p><text:span text:style-name="T11"><text:s/></text:span><text:span text:style-name="T11">1 public class Separators {</text:span></text:p>
            <text:p><text:span text:style-name="T11"><text:s/></text:span><text:span text:style-name="T11">2 <text:s text:c="4"/>public static void </text:span><text:span text:style-name="T20">separator</text:span><text:span text:style-name="T11">() {</text:span></text:p>
            <text:p><text:span text:style-name="T11"><text:s/></text:span><text:span text:style-name="T11">3 <text:s text:c="8"/>System.out.println("----------");</text:span></text:p>
            <text:p><text:span text:style-name="T11"><text:s/></text:span><text:span text:style-name="T11">4 <text:s text:c="4"/>}</text:span></text:p>
            <text:p><text:span text:style-name="T11"><text:s/></text:span><text:span text:style-name="T11">5</text:span></text:p>
            <text:p><text:span text:style-name="T11"><text:s/></text:span><text:span text:style-name="T11">6 <text:s text:c="4"/>public static void multiSeparators() {</text:span></text:p>
            <text:p><text:span text:style-name="T11"><text:s/></text:span><text:span text:style-name="T11">7 <text:s text:c="8"/>separator();</text:span></text:p>
            <text:p><text:span text:style-name="T11"><text:s/></text:span><text:span text:style-name="T11">8 <text:s text:c="8"/></text:span><text:span text:style-name="T21">separator();</text:span></text:p>
            <text:p><text:span text:style-name="T11"><text:s/></text:span><text:span text:style-name="T11">9 <text:s text:c="4"/>}</text:span></text:p>
            <text:p><text:span text:style-name="T11">10</text:span></text:p>
            <text:p><text:span text:style-name="T11">11 <text:s text:c="4"/>public static void main(String[] args) {</text:span></text:p>
            <text:p><text:span text:style-name="T11">12 <text:s text:c="8"/>System.out.println("Section one.");</text:span></text:p>
            <text:p><text:span text:style-name="T11">13 <text:s text:c="8"/></text:span><text:span text:style-name="T21">multiSeparators();</text:span></text:p>
            <text:p><text:span text:style-name="T11">14 <text:s text:c="8"/>System.out.println("Section two.");</text:span></text:p>
            <text:p><text:span text:style-name="T11">15 <text:s text:c="4"/>}</text:span></text:p>
            <text:p><text:span text:style-name="T11">16 }</text:span></text:p>
          </draw:text-box>
        </draw:frame>
        <draw:frame draw:style-name="gr11" draw:text-style-name="P13" draw:layer="layout" svg:width="3.067cm" svg:height="0.806cm" svg:x="21.325cm" svg:y="2.44cm">
          <draw:text-box>
            <text:p><text:span text:style-name="T15">“</text:span><text:span text:style-name="T15">Call Stack”</text:span></text:p>
          </draw:text-box>
        </draw:frame>
        <draw:custom-shape draw:style-name="gr12" draw:text-style-name="P15" draw:layer="layout" svg:width="6.985cm" svg:height="0.635cm" svg:x="19.05cm" svg:y="3.175cm">
          <text:p text:style-name="P14"><text:span text:style-name="T16">main</text:span><text:span text:style-name="T17"> (line 13)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6.985cm" svg:height="0.635cm" svg:x="19.05cm" svg:y="3.775cm">
          <text:p text:style-name="P14"><text:span text:style-name="T16">multiSeparators</text:span><text:span text:style-name="T17"> (line 8)</text:span></text:p>
          <draw:enhanced-geometry svg:viewBox="0 0 21600 21600" draw:type="rectangle" draw:enhanced-path="M 0 0 L 21600 0 21600 21600 0 21600 0 0 Z N"/>
        </draw:custom-shape>
        <draw:frame draw:style-name="gr22" draw:text-style-name="P18" draw:layer="layout" svg:width="7.62cm" svg:height="1.403cm" svg:x="19.05cm" svg:y="9.734cm">
          <draw:text-box>
            <text:p text:style-name="P19"><text:span text:style-name="T22">...and immediately makes another call to </text:span><text:span text:style-name="T23">separator</text:span></text:p>
          </draw:text-box>
        </draw:frame>
        <draw:custom-shape draw:style-name="gr12" draw:text-style-name="P15" draw:layer="layout" svg:width="6.985cm" svg:height="0.635cm" svg:x="19.05cm" svg:y="4.375cm">
          <text:p text:style-name="P14"><text:span text:style-name="T16">separator</text:span><text:span text:style-name="T17"> (line 2)</text:span></text:p>
          <draw:enhanced-geometry svg:viewBox="0 0 21600 21600" draw:type="rectangle" draw:enhanced-path="M 0 0 L 21600 0 21600 21600 0 21600 0 0 Z N"/>
        </draw:custom-shape>
        <draw:line draw:style-name="gr18" draw:text-style-name="P7" draw:layer="layout" svg:x1="9.969cm" svg:y1="7.513cm" svg:x2="8.064cm" svg:y2="7.513cm">
          <text:p/>
        </draw:line>
        <draw:line draw:style-name="gr14" draw:text-style-name="P7" draw:layer="layout" svg:x1="12.098cm" svg:y1="10.247cm" svg:x2="10.193cm" svg:y2="10.247cm">
          <text:p/>
        </draw:line>
        <draw:line draw:style-name="gr15" draw:text-style-name="P7" draw:layer="layout" svg:x1="14.605cm" svg:y1="4.045cm" svg:x2="12.7cm" svg:y2="4.045cm">
          <text:p/>
        </draw:line>
        <draw:line draw:style-name="gr14" draw:text-style-name="P7" draw:layer="layout" svg:x1="12.098cm" svg:y1="10.247cm" svg:x2="10.193cm" svg:y2="10.247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>
          <draw:text-box>
            <text:p text:style-name="P3"><text:span text:style-name="T4">Flow of Execution</text:span></text:p>
          </draw:text-box>
        </draw:frame>
        <draw:frame draw:style-name="gr9" draw:text-style-name="P10" draw:layer="layout" svg:width="14.475cm" svg:height="9.195cm" svg:x="0.635cm" svg:y="3.175cm">
          <draw:text-box>
            <text:p><text:span text:style-name="T11"><text:s/></text:span><text:span text:style-name="T11">1 public class Separators {</text:span></text:p>
            <text:p><text:span text:style-name="T11"><text:s/></text:span><text:span text:style-name="T11">2 <text:s text:c="4"/>public static void </text:span><text:span text:style-name="T24">separator</text:span><text:span text:style-name="T11">() {</text:span></text:p>
            <text:p><text:span text:style-name="T11"><text:s/></text:span><text:span text:style-name="T11">3 <text:s text:c="8"/></text:span><text:span text:style-name="T21">System.out.println("----------");</text:span></text:p>
            <text:p><text:span text:style-name="T11"><text:s/></text:span><text:span text:style-name="T11">4 <text:s text:c="4"/>}</text:span></text:p>
            <text:p><text:span text:style-name="T11"><text:s/></text:span><text:span text:style-name="T11">5</text:span></text:p>
            <text:p><text:span text:style-name="T11"><text:s/></text:span><text:span text:style-name="T11">6 <text:s text:c="4"/>public static void multiSeparators() {</text:span></text:p>
            <text:p><text:span text:style-name="T11"><text:s/></text:span><text:span text:style-name="T11">7 <text:s text:c="8"/>separator();</text:span></text:p>
            <text:p><text:span text:style-name="T11"><text:s/></text:span><text:span text:style-name="T11">8 <text:s text:c="8"/></text:span><text:span text:style-name="T21">separator();</text:span></text:p>
            <text:p><text:span text:style-name="T11"><text:s/></text:span><text:span text:style-name="T11">9 <text:s text:c="4"/>}</text:span></text:p>
            <text:p><text:span text:style-name="T11">10</text:span></text:p>
            <text:p><text:span text:style-name="T11">11 <text:s text:c="4"/>public static void main(String[] args) {</text:span></text:p>
            <text:p><text:span text:style-name="T11">12 <text:s text:c="8"/>System.out.println("Section one.");</text:span></text:p>
            <text:p><text:span text:style-name="T11">13 <text:s text:c="8"/></text:span><text:span text:style-name="T21">multiSeparators();</text:span></text:p>
            <text:p><text:span text:style-name="T11">14 <text:s text:c="8"/>System.out.println("Section two.");</text:span></text:p>
            <text:p><text:span text:style-name="T11">15 <text:s text:c="4"/>}</text:span></text:p>
            <text:p><text:span text:style-name="T11">16 }</text:span></text:p>
          </draw:text-box>
        </draw:frame>
        <draw:frame draw:style-name="gr11" draw:text-style-name="P13" draw:layer="layout" svg:width="3.067cm" svg:height="0.806cm" svg:x="21.325cm" svg:y="2.44cm">
          <draw:text-box>
            <text:p><text:span text:style-name="T15">“</text:span><text:span text:style-name="T15">Call Stack”</text:span></text:p>
          </draw:text-box>
        </draw:frame>
        <draw:custom-shape draw:style-name="gr12" draw:text-style-name="P15" draw:layer="layout" svg:width="6.985cm" svg:height="0.635cm" svg:x="19.05cm" svg:y="3.175cm">
          <text:p text:style-name="P14"><text:span text:style-name="T16">main</text:span><text:span text:style-name="T17"> (line 13)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6.985cm" svg:height="0.635cm" svg:x="19.05cm" svg:y="3.775cm">
          <text:p text:style-name="P14"><text:span text:style-name="T16">multiSeparators</text:span><text:span text:style-name="T17"> (line 8)</text:span></text:p>
          <draw:enhanced-geometry svg:viewBox="0 0 21600 21600" draw:type="rectangle" draw:enhanced-path="M 0 0 L 21600 0 21600 21600 0 21600 0 0 Z N"/>
        </draw:custom-shape>
        <draw:frame draw:style-name="gr23" draw:text-style-name="P18" draw:layer="layout" svg:width="7.62cm" svg:height="1.403cm" svg:x="19.05cm" svg:y="9.734cm">
          <draw:text-box>
            <text:p text:style-name="P19"><text:span text:style-name="T22">…</text:span><text:span text:style-name="T22">which will make another call to </text:span><text:span text:style-name="T23">println</text:span></text:p>
          </draw:text-box>
        </draw:frame>
        <draw:custom-shape draw:style-name="gr12" draw:text-style-name="P15" draw:layer="layout" svg:width="6.985cm" svg:height="0.635cm" svg:x="19.05cm" svg:y="4.375cm">
          <text:p text:style-name="P14"><text:span text:style-name="T16">separator</text:span><text:span text:style-name="T17"> (line 3)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6.985cm" svg:height="0.635cm" svg:x="19.05cm" svg:y="4.975cm">
          <text:p text:style-name="P14"><text:span text:style-name="T16">println</text:span></text:p>
          <draw:enhanced-geometry svg:viewBox="0 0 21600 21600" draw:type="rectangle" draw:enhanced-path="M 0 0 L 21600 0 21600 21600 0 21600 0 0 Z N"/>
        </draw:custom-shape>
        <draw:line draw:style-name="gr18" draw:text-style-name="P7" draw:layer="layout" svg:x1="9.983cm" svg:y1="7.506cm" svg:x2="8.078cm" svg:y2="7.506cm">
          <text:p/>
        </draw:line>
        <draw:line draw:style-name="gr18" draw:text-style-name="P7" draw:layer="layout" svg:x1="16.219cm" svg:y1="4.638cm" svg:x2="14.314cm" svg:y2="4.638cm">
          <text:p/>
        </draw:line>
        <draw:line draw:style-name="gr14" draw:text-style-name="P7" draw:layer="layout" svg:x1="12.112cm" svg:y1="10.24cm" svg:x2="10.207cm" svg:y2="10.2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>
          <draw:text-box>
            <text:p text:style-name="P3"><text:span text:style-name="T4">Flow of Execution</text:span></text:p>
          </draw:text-box>
        </draw:frame>
        <draw:frame draw:style-name="gr9" draw:text-style-name="P10" draw:layer="layout" svg:width="14.475cm" svg:height="9.195cm" svg:x="0.635cm" svg:y="3.175cm">
          <draw:text-box>
            <text:p><text:span text:style-name="T11"><text:s/></text:span><text:span text:style-name="T11">1 public class Separators {</text:span></text:p>
            <text:p><text:span text:style-name="T11"><text:s/></text:span><text:span text:style-name="T11">2 <text:s text:c="4"/>public static void </text:span><text:span text:style-name="T24">separator</text:span><text:span text:style-name="T11">() {</text:span></text:p>
            <text:p><text:span text:style-name="T11"><text:s/></text:span><text:span text:style-name="T11">3 <text:s text:c="8"/></text:span><text:span text:style-name="T24">System.out.println("----------");</text:span></text:p>
            <text:p><text:span text:style-name="T11"><text:s/></text:span><text:span text:style-name="T11">4 <text:s text:c="4"/></text:span><text:span text:style-name="T20">}</text:span></text:p>
            <text:p><text:span text:style-name="T11"><text:s/></text:span><text:span text:style-name="T11">5</text:span></text:p>
            <text:p><text:span text:style-name="T11"><text:s/></text:span><text:span text:style-name="T11">6 <text:s text:c="4"/>public static void multiSeparators() {</text:span></text:p>
            <text:p><text:span text:style-name="T11"><text:s/></text:span><text:span text:style-name="T11">7 <text:s text:c="8"/>separator();</text:span></text:p>
            <text:p><text:span text:style-name="T11"><text:s/></text:span><text:span text:style-name="T11">8 <text:s text:c="8"/></text:span><text:span text:style-name="T21">separator();</text:span></text:p>
            <text:p><text:span text:style-name="T11"><text:s/></text:span><text:span text:style-name="T11">9 <text:s text:c="4"/>}</text:span></text:p>
            <text:p><text:span text:style-name="T11">10</text:span></text:p>
            <text:p><text:span text:style-name="T11">11 <text:s text:c="4"/>public static void main(String[] args) {</text:span></text:p>
            <text:p><text:span text:style-name="T11">12 <text:s text:c="8"/>System.out.println("Section one.");</text:span></text:p>
            <text:p><text:span text:style-name="T11">13 <text:s text:c="8"/></text:span><text:span text:style-name="T21">multiSeparators();</text:span></text:p>
            <text:p><text:span text:style-name="T11">14 <text:s text:c="8"/>System.out.println("Section two.");</text:span></text:p>
            <text:p><text:span text:style-name="T11">15 <text:s text:c="4"/>}</text:span></text:p>
            <text:p><text:span text:style-name="T11">16 }</text:span></text:p>
          </draw:text-box>
        </draw:frame>
        <draw:frame draw:style-name="gr11" draw:text-style-name="P13" draw:layer="layout" svg:width="3.067cm" svg:height="0.806cm" svg:x="21.325cm" svg:y="2.44cm">
          <draw:text-box>
            <text:p><text:span text:style-name="T15">“</text:span><text:span text:style-name="T15">Call Stack”</text:span></text:p>
          </draw:text-box>
        </draw:frame>
        <draw:custom-shape draw:style-name="gr12" draw:text-style-name="P15" draw:layer="layout" svg:width="6.985cm" svg:height="0.635cm" svg:x="19.05cm" svg:y="3.175cm">
          <text:p text:style-name="P14"><text:span text:style-name="T16">main</text:span><text:span text:style-name="T17"> (line 13)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6.985cm" svg:height="0.635cm" svg:x="19.05cm" svg:y="3.775cm">
          <text:p text:style-name="P14"><text:span text:style-name="T16">multiSeparators</text:span><text:span text:style-name="T17"> (line 8)</text:span></text:p>
          <draw:enhanced-geometry svg:viewBox="0 0 21600 21600" draw:type="rectangle" draw:enhanced-path="M 0 0 L 21600 0 21600 21600 0 21600 0 0 Z N"/>
        </draw:custom-shape>
        <draw:frame draw:style-name="gr24" draw:text-style-name="P18" draw:layer="layout" svg:width="7.62cm" svg:height="2cm" svg:x="19.05cm" svg:y="9.734cm">
          <draw:text-box>
            <text:p text:style-name="P19"><text:span text:style-name="T22">When </text:span><text:span text:style-name="T23">println</text:span><text:span text:style-name="T22"> returns, its entry is removed, and </text:span><text:span text:style-name="T23">separator</text:span><text:span text:style-name="T22"> resumes.</text:span></text:p>
          </draw:text-box>
        </draw:frame>
        <draw:custom-shape draw:style-name="gr12" draw:text-style-name="P15" draw:layer="layout" svg:width="6.985cm" svg:height="0.635cm" svg:x="19.05cm" svg:y="4.375cm">
          <text:p text:style-name="P14"><text:span text:style-name="T16">separator</text:span><text:span text:style-name="T17"> (line 4)</text:span></text:p>
          <draw:enhanced-geometry svg:viewBox="0 0 21600 21600" draw:type="rectangle" draw:enhanced-path="M 0 0 L 21600 0 21600 21600 0 21600 0 0 Z N"/>
        </draw:custom-shape>
        <draw:line draw:style-name="gr18" draw:text-style-name="P7" draw:layer="layout" svg:x1="9.983cm" svg:y1="7.506cm" svg:x2="8.078cm" svg:y2="7.506cm">
          <text:p/>
        </draw:line>
        <draw:line draw:style-name="gr15" draw:text-style-name="P7" draw:layer="layout" svg:x1="5.494cm" svg:y1="5.234cm" svg:x2="3.589cm" svg:y2="5.234cm">
          <text:p/>
        </draw:line>
        <draw:line draw:style-name="gr14" draw:text-style-name="P7" draw:layer="layout" svg:x1="12.112cm" svg:y1="10.24cm" svg:x2="10.207cm" svg:y2="10.2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>
          <draw:text-box>
            <text:p text:style-name="P3"><text:span text:style-name="T4">Flow of Execution</text:span></text:p>
          </draw:text-box>
        </draw:frame>
        <draw:frame draw:style-name="gr9" draw:text-style-name="P10" draw:layer="layout" svg:width="14.475cm" svg:height="9.195cm" svg:x="0.635cm" svg:y="3.175cm">
          <draw:text-box>
            <text:p><text:span text:style-name="T11"><text:s/></text:span><text:span text:style-name="T11">1 public class Separators {</text:span></text:p>
            <text:p><text:span text:style-name="T11"><text:s/></text:span><text:span text:style-name="T11">2 <text:s text:c="4"/>public static void </text:span><text:span text:style-name="T24">separator</text:span><text:span text:style-name="T11">() {</text:span></text:p>
            <text:p><text:span text:style-name="T11"><text:s/></text:span><text:span text:style-name="T11">3 <text:s text:c="8"/></text:span><text:span text:style-name="T24">System.out.println("----------");</text:span></text:p>
            <text:p><text:span text:style-name="T11"><text:s/></text:span><text:span text:style-name="T11">4 <text:s text:c="4"/></text:span><text:span text:style-name="T24">}</text:span></text:p>
            <text:p><text:span text:style-name="T11"><text:s/></text:span><text:span text:style-name="T11">5</text:span></text:p>
            <text:p><text:span text:style-name="T11"><text:s/></text:span><text:span text:style-name="T11">6 <text:s text:c="4"/>public static void multiSeparators() {</text:span></text:p>
            <text:p><text:span text:style-name="T11"><text:s/></text:span><text:span text:style-name="T11">7 <text:s text:c="8"/>separator();</text:span></text:p>
            <text:p><text:span text:style-name="T11"><text:s/></text:span><text:span text:style-name="T11">8 <text:s text:c="8"/></text:span><text:span text:style-name="T24">separator();</text:span></text:p>
            <text:p><text:span text:style-name="T11"><text:s/></text:span><text:span text:style-name="T11">9 <text:s text:c="4"/></text:span><text:span text:style-name="T20">}</text:span></text:p>
            <text:p><text:span text:style-name="T11">10</text:span></text:p>
            <text:p><text:span text:style-name="T11">11 <text:s text:c="4"/>public static void main(String[] args) {</text:span></text:p>
            <text:p><text:span text:style-name="T11">12 <text:s text:c="8"/>System.out.println("Section one.");</text:span></text:p>
            <text:p><text:span text:style-name="T11">13 <text:s text:c="8"/></text:span><text:span text:style-name="T21">multiSeparators();</text:span></text:p>
            <text:p><text:span text:style-name="T11">14 <text:s text:c="8"/>System.out.println("Section two.");</text:span></text:p>
            <text:p><text:span text:style-name="T11">15 <text:s text:c="4"/>}</text:span></text:p>
            <text:p><text:span text:style-name="T11">16 }</text:span></text:p>
          </draw:text-box>
        </draw:frame>
        <draw:frame draw:style-name="gr11" draw:text-style-name="P13" draw:layer="layout" svg:width="3.067cm" svg:height="0.806cm" svg:x="21.325cm" svg:y="2.44cm">
          <draw:text-box>
            <text:p><text:span text:style-name="T15">“</text:span><text:span text:style-name="T15">Call Stack”</text:span></text:p>
          </draw:text-box>
        </draw:frame>
        <draw:custom-shape draw:style-name="gr12" draw:text-style-name="P15" draw:layer="layout" svg:width="6.985cm" svg:height="0.635cm" svg:x="19.05cm" svg:y="3.175cm">
          <text:p text:style-name="P14"><text:span text:style-name="T16">main</text:span><text:span text:style-name="T17"> (line 13)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6.985cm" svg:height="0.635cm" svg:x="19.05cm" svg:y="3.775cm">
          <text:p text:style-name="P14"><text:span text:style-name="T16">multiSeparators</text:span><text:span text:style-name="T17"> (line 9)</text:span></text:p>
          <draw:enhanced-geometry svg:viewBox="0 0 21600 21600" draw:type="rectangle" draw:enhanced-path="M 0 0 L 21600 0 21600 21600 0 21600 0 0 Z N"/>
        </draw:custom-shape>
        <draw:frame draw:style-name="gr25" draw:text-style-name="P18" draw:layer="layout" svg:width="7.62cm" svg:height="2cm" svg:x="19.05cm" svg:y="9.734cm">
          <draw:text-box>
            <text:p text:style-name="P19"><text:span text:style-name="T22">When </text:span><text:span text:style-name="T23">separator</text:span><text:span text:style-name="T22"> returns, its entry is removed, and </text:span><text:span text:style-name="T23">multiSeparators</text:span><text:span text:style-name="T22"> resumes.</text:span></text:p>
          </draw:text-box>
        </draw:frame>
        <draw:line draw:style-name="gr15" draw:text-style-name="P7" draw:layer="layout" svg:x1="5.483cm" svg:y1="8.106cm" svg:x2="3.578cm" svg:y2="8.106cm">
          <text:p/>
        </draw:line>
        <draw:line draw:style-name="gr14" draw:text-style-name="P7" draw:layer="layout" svg:x1="12.112cm" svg:y1="10.24cm" svg:x2="10.207cm" svg:y2="10.2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>
          <draw:text-box>
            <text:p text:style-name="P3"><text:span text:style-name="T4">Flow of Execution</text:span></text:p>
          </draw:text-box>
        </draw:frame>
        <draw:frame draw:style-name="gr9" draw:text-style-name="P10" draw:layer="layout" svg:width="14.475cm" svg:height="9.195cm" svg:x="0.635cm" svg:y="3.175cm">
          <draw:text-box>
            <text:p><text:span text:style-name="T11"><text:s/></text:span><text:span text:style-name="T11">1 public class Separators {</text:span></text:p>
            <text:p><text:span text:style-name="T11"><text:s/></text:span><text:span text:style-name="T11">2 <text:s text:c="4"/>public static void </text:span><text:span text:style-name="T24">separator</text:span><text:span text:style-name="T11">() {</text:span></text:p>
            <text:p><text:span text:style-name="T11"><text:s/></text:span><text:span text:style-name="T11">3 <text:s text:c="8"/></text:span><text:span text:style-name="T24">System.out.println("----------");</text:span></text:p>
            <text:p><text:span text:style-name="T11"><text:s/></text:span><text:span text:style-name="T11">4 <text:s text:c="4"/></text:span><text:span text:style-name="T24">}</text:span></text:p>
            <text:p><text:span text:style-name="T11"><text:s/></text:span><text:span text:style-name="T11">5</text:span></text:p>
            <text:p><text:span text:style-name="T11"><text:s/></text:span><text:span text:style-name="T11">6 <text:s text:c="4"/>public static void multiSeparators() {</text:span></text:p>
            <text:p><text:span text:style-name="T11"><text:s/></text:span><text:span text:style-name="T11">7 <text:s text:c="8"/>separator();</text:span></text:p>
            <text:p><text:span text:style-name="T11"><text:s/></text:span><text:span text:style-name="T11">8 <text:s text:c="8"/></text:span><text:span text:style-name="T24">separator();</text:span></text:p>
            <text:p><text:span text:style-name="T11"><text:s/></text:span><text:span text:style-name="T11">9 <text:s text:c="4"/></text:span><text:span text:style-name="T24">}</text:span></text:p>
            <text:p><text:span text:style-name="T11">10</text:span></text:p>
            <text:p><text:span text:style-name="T11">11 <text:s text:c="4"/>public static void main(String[] args) {</text:span></text:p>
            <text:p><text:span text:style-name="T11">12 <text:s text:c="8"/>System.out.println("Section one.");</text:span></text:p>
            <text:p><text:span text:style-name="T11">13 <text:s text:c="8"/></text:span><text:span text:style-name="T24">multiSeparators();</text:span></text:p>
            <text:p><text:span text:style-name="T11">14 <text:s text:c="8"/></text:span><text:span text:style-name="T20">System.out.println("Section two.");</text:span></text:p>
            <text:p><text:span text:style-name="T11">15 <text:s text:c="4"/>}</text:span></text:p>
            <text:p><text:span text:style-name="T11">16 }</text:span></text:p>
          </draw:text-box>
        </draw:frame>
        <draw:frame draw:style-name="gr11" draw:text-style-name="P13" draw:layer="layout" svg:width="3.067cm" svg:height="0.806cm" svg:x="21.325cm" svg:y="2.44cm">
          <draw:text-box>
            <text:p><text:span text:style-name="T15">“</text:span><text:span text:style-name="T15">Call Stack”</text:span></text:p>
          </draw:text-box>
        </draw:frame>
        <draw:custom-shape draw:style-name="gr12" draw:text-style-name="P15" draw:layer="layout" svg:width="6.985cm" svg:height="0.635cm" svg:x="19.05cm" svg:y="3.175cm">
          <text:p text:style-name="P14"><text:span text:style-name="T16">main</text:span><text:span text:style-name="T17"> (line 13)</text:span></text:p>
          <draw:enhanced-geometry svg:viewBox="0 0 21600 21600" draw:type="rectangle" draw:enhanced-path="M 0 0 L 21600 0 21600 21600 0 21600 0 0 Z N"/>
        </draw:custom-shape>
        <draw:frame draw:style-name="gr26" draw:text-style-name="P18" draw:layer="layout" svg:width="7.62cm" svg:height="2cm" svg:x="19.05cm" svg:y="9.734cm">
          <draw:text-box>
            <text:p text:style-name="P19"><text:span text:style-name="T23">multiSeparator</text:span><text:span text:style-name="T22"> ends, its entry is removed, and the JVM continues with the rest of </text:span><text:span text:style-name="T23">main</text:span><text:span text:style-name="T22">.</text:span></text:p>
          </draw:text-box>
        </draw:frame>
        <draw:line draw:style-name="gr15" draw:text-style-name="P7" draw:layer="layout" svg:x1="16.51cm" svg:y1="10.795cm" svg:x2="14.605cm" svg:y2="10.795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>
          <draw:text-box>
            <text:p text:style-name="P3"><text:span text:style-name="T4">Parameters and Arguments</text:span></text:p>
          </draw:text-box>
        </draw:frame>
        <draw:frame draw:style-name="gr27" draw:text-style-name="P20" draw:layer="layout" svg:width="19.171cm" svg:height="7.451cm" svg:x="5.08cm" svg:y="4.445cm">
          <draw:text-box>
            <text:p><text:span text:style-name="T25">public class PrintTwice {</text:span></text:p>
            <text:p><text:span text:style-name="T25"><text:s text:c="2"/></text:span><text:span text:style-name="T25">public static void printTwice(String message) {</text:span></text:p>
            <text:p><text:span text:style-name="T25"><text:s text:c="4"/></text:span><text:span text:style-name="T25">System.out.println(message);</text:span></text:p>
            <text:p><text:span text:style-name="T25"><text:s text:c="4"/></text:span><text:span text:style-name="T25">System.out.println(message);</text:span></text:p>
            <text:p><text:span text:style-name="T25"><text:s text:c="2"/></text:span><text:span text:style-name="T25">}</text:span></text:p>
            <text:p><text:span text:style-name="T25"/></text:p>
            <text:p><text:span text:style-name="T25"><text:s text:c="2"/></text:span><text:span text:style-name="T25">public static void main(String[] args) {</text:span></text:p>
            <text:p><text:span text:style-name="T25"><text:s text:c="4"/></text:span><text:span text:style-name="T25">printTwice("Is there an echo in here?");</text:span></text:p>
            <text:p><text:span text:style-name="T25"><text:s text:c="2"/></text:span><text:span text:style-name="T25">}</text:span></text:p>
            <text:p><text:span text:style-name="T25">}</text:span></text:p>
          </draw:text-box>
        </draw:frame>
        <draw:custom-shape draw:style-name="gr28" draw:text-style-name="P22" draw:layer="layout" svg:width="4.445cm" svg:height="1.27cm" svg:x="15.24cm" svg:y="10.795cm">
          <text:p text:style-name="P21">argument</text:p>
          <draw:enhanced-geometry svg:viewBox="0 0 21600 21600" draw:glue-points="10800 0 0 10800 10800 21600 21600 10800 ?f40 ?f41" draw:text-areas="0 0 21600 21600" draw:type="rectangular-callout" draw:modifiers="-2842.10526315789 -5506.215578284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22" draw:layer="layout" svg:width="4.445cm" svg:height="1.27cm" svg:x="20.955cm" svg:y="3.175cm">
          <text:p text:style-name="P21">parameter</text:p>
          <draw:enhanced-geometry svg:viewBox="0 0 21600 21600" draw:glue-points="10800 0 0 10800 10800 21600 21600 10800 ?f40 ?f41" draw:text-areas="0 0 21600 21600" draw:type="rectangular-callout" draw:modifiers="-4241.29554655871 32901.33752950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text-style-name="P23" draw:layer="layout" svg:width="25.199cm" svg:height="2.629cm" svg:x="1.4cm" svg:y="0.628cm" presentation:class="title">
          <draw:text-box>
            <text:p text:style-name="P3"><text:span text:style-name="T4">Parameters and Arguments</text:span></text:p>
          </draw:text-box>
        </draw:frame>
        <draw:frame presentation:style-name="pr6" draw:text-style-name="P24" draw:layer="layout" svg:width="25.199cm" svg:height="9.134cm" svg:x="1.4cm" svg:y="3.685cm" presentation:class="outline">
          <draw:text-box>
            <text:list text:style-name="L2">
              <text:list-item>
                <text:p>A <text:span text:style-name="T26">p</text:span><text:span text:style-name="T19">arameter is a </text:span><text:span text:style-name="T26">p</text:span><text:span text:style-name="T19">laceholder.</text:span></text:p>
                <text:list>
                  <text:list-item>
                    <text:p><text:span text:style-name="T19">You must specify the type of each parameter</text:span></text:p>
                  </text:list-item>
                </text:list>
              </text:list-item>
              <text:list-item>
                <text:p><text:span text:style-name="T19">An </text:span><text:span text:style-name="T26">a</text:span><text:span text:style-name="T19">rgument is the </text:span><text:span text:style-name="T26">a</text:span><text:span text:style-name="T19">ctual value passed to the parameter.</text:span></text:p>
                <text:list>
                  <text:list-item>
                    <text:p><text:span text:style-name="T19">The arguments and parameters must have compatible types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presentation:style-name="pr5" draw:text-style-name="P23" draw:layer="layout" svg:width="25.199cm" svg:height="2.629cm" svg:x="1.4cm" svg:y="0.628cm" presentation:class="title">
          <draw:text-box>
            <text:p text:style-name="P3"><text:span text:style-name="T4">Parameters and Arguments</text:span></text:p>
          </draw:text-box>
        </draw:frame>
        <draw:frame draw:style-name="gr30" draw:text-style-name="P25" draw:layer="layout" svg:width="12.948cm" svg:height="5.282cm" svg:x="0.905cm" svg:y="3.31cm">
          <draw:text-box>
            <text:p xml:id="id18" text:id="id18"><text:span text:style-name="T16">public class Example1 {</text:span></text:p>
            <text:p xml:id="id19" text:id="id19"><text:span text:style-name="T16"><text:s text:c="2"/></text:span><text:span text:style-name="T16">public static void cube(double n) {</text:span></text:p>
            <text:p xml:id="id20" text:id="id20"><text:span text:style-name="T16"><text:s text:c="4"/></text:span><text:span text:style-name="T16">System.out.println(n * n * n);</text:span></text:p>
            <text:p xml:id="id21" text:id="id21"><text:span text:style-name="T16"><text:s text:c="2"/></text:span><text:span text:style-name="T16">}</text:span></text:p>
            <text:p><text:span text:style-name="T16"/></text:p>
            <text:p xml:id="id22" text:id="id22"><text:span text:style-name="T16"><text:s text:c="2"/></text:span><text:span text:style-name="T16">public static void main(String[] args) {</text:span></text:p>
            <text:p xml:id="id23" text:id="id23"><text:span text:style-name="T16"><text:s text:c="4"/></text:span><text:span text:style-name="T16">cube(3.5);</text:span></text:p>
            <text:p xml:id="id24" text:id="id24"><text:span text:style-name="T16"><text:s text:c="2"/></text:span><text:span text:style-name="T16">}</text:span></text:p>
            <text:p xml:id="id25" text:id="id25"><text:span text:style-name="T16">}</text:span></text:p>
          </draw:text-box>
        </draw:frame>
        <draw:frame draw:style-name="gr30" draw:text-style-name="P25" draw:layer="layout" svg:width="12.948cm" svg:height="5.282cm" svg:x="14.795cm" svg:y="3.31cm">
          <draw:text-box>
            <text:p xml:id="id28" text:id="id28"><text:span text:style-name="T16">public class Example2 {</text:span></text:p>
            <text:p xml:id="id29" text:id="id29"><text:span text:style-name="T16"><text:s text:c="2"/></text:span><text:span text:style-name="T16">public static void cube(double n) {</text:span></text:p>
            <text:p xml:id="id30" text:id="id30"><text:span text:style-name="T16"><text:s text:c="4"/></text:span><text:span text:style-name="T16">System.out.println(n * n * n);</text:span></text:p>
            <text:p xml:id="id31" text:id="id31"><text:span text:style-name="T16"><text:s text:c="2"/></text:span><text:span text:style-name="T16">}</text:span></text:p>
            <text:p><text:span text:style-name="T16"/></text:p>
            <text:p xml:id="id32" text:id="id32"><text:span text:style-name="T16"><text:s text:c="2"/></text:span><text:span text:style-name="T16">public static void main(String[] args) {</text:span></text:p>
            <text:p xml:id="id33" text:id="id33"><text:span text:style-name="T16"><text:s text:c="4"/></text:span><text:span text:style-name="T16">cube(3);</text:span></text:p>
            <text:p xml:id="id34" text:id="id34"><text:span text:style-name="T16"><text:s text:c="2"/></text:span><text:span text:style-name="T16">}</text:span></text:p>
            <text:p xml:id="id35" text:id="id35"><text:span text:style-name="T16">}</text:span></text:p>
          </draw:text-box>
        </draw:frame>
        <draw:frame draw:style-name="gr30" draw:text-style-name="P25" draw:layer="layout" svg:width="12.948cm" svg:height="5.282cm" svg:x="7.02cm" svg:y="9.017cm">
          <draw:text-box>
            <text:p xml:id="id37" text:id="id37"><text:span text:style-name="T16">public class Example3 {</text:span></text:p>
            <text:p xml:id="id38" text:id="id38"><text:span text:style-name="T16"><text:s text:c="2"/></text:span><text:span text:style-name="T16">public static void cube(double n) {</text:span></text:p>
            <text:p xml:id="id39" text:id="id39"><text:span text:style-name="T16"><text:s text:c="4"/></text:span><text:span text:style-name="T16">System.out.println(n * n * n);</text:span></text:p>
            <text:p xml:id="id40" text:id="id40"><text:span text:style-name="T16"><text:s text:c="2"/></text:span><text:span text:style-name="T16">}</text:span></text:p>
            <text:p><text:span text:style-name="T16"/></text:p>
            <text:p xml:id="id41" text:id="id41"><text:span text:style-name="T16"><text:s text:c="2"/></text:span><text:span text:style-name="T16">public static void main(String[] args) {</text:span></text:p>
            <text:p xml:id="id42" text:id="id42"><text:span text:style-name="T16"><text:s text:c="4"/></text:span><text:span text:style-name="T16">cube("3.5");</text:span></text:p>
            <text:p xml:id="id43" text:id="id43"><text:span text:style-name="T16"><text:s text:c="2"/></text:span><text:span text:style-name="T16">}</text:span></text:p>
            <text:p xml:id="id44" text:id="id44"><text:span text:style-name="T16">}</text:span></text:p>
          </draw:text-box>
        </draw:frame>
        <draw:frame draw:style-name="gr31" draw:text-style-name="P26" draw:layer="layout" svg:width="1.035cm" svg:height="0.962cm" svg:x="5.215cm" svg:y="6.558cm">
          <draw:text-box>
            <text:p xml:id="id26" text:id="id26"><text:span text:style-name="T27">✓</text:span></text:p>
          </draw:text-box>
        </draw:frame>
        <draw:frame draw:style-name="gr31" draw:text-style-name="P26" draw:layer="layout" svg:width="1.035cm" svg:height="0.962cm" svg:x="18.515cm" svg:y="6.558cm">
          <draw:text-box>
            <text:p xml:id="id36" text:id="id36"><text:span text:style-name="T27">✓</text:span></text:p>
          </draw:text-box>
        </draw:frame>
        <draw:custom-shape draw:style-name="gr32" draw:text-style-name="P27" xml:id="id45" draw:id="id45" draw:layer="layout" svg:width="0.635cm" svg:height="0.635cm" svg:x="12.13cm" svg:y="12.4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polyline draw:style-name="gr33" draw:text-style-name="P7" xml:id="id27" draw:id="id27" draw:layer="layout" svg:width="0cm" svg:height="5.714cm" svg:x="14.17cm" svg:y="3.175cm" svg:viewBox="0 0 0 5715" draw:points="0,0 0,5715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user-transformed="true">
            <draw:text-box>
              <text:p text:style-name="P24">The first example works great, because the argument and parameter are both double.</text:p>
              <text:p text:style-name="P24">The second example is OK because the int argument can be converted to double.</text:p>
              <text:p text:style-name="P24">The third example gives a compile error because the String "3.5" cannot be converted to double.</text:p>
            </draw:text-box>
          </draw:frame>
        </presentation:notes>
      </draw:page>
      <draw:page draw:name="page19" draw:style-name="dp1" draw:master-page-name="Default">
        <office:forms form:automatic-focus="false" form:apply-design-mode="false"/>
        <draw:frame presentation:style-name="pr5" draw:text-style-name="P23" draw:layer="layout" svg:width="25.199cm" svg:height="2.629cm" svg:x="1.4cm" svg:y="0.628cm" presentation:class="title">
          <draw:text-box>
            <text:p text:style-name="P3"><text:span text:style-name="T4">Math Methods</text:span></text:p>
          </draw:text-box>
        </draw:frame>
        <draw:frame draw:style-name="gr34" draw:text-style-name="P9" draw:layer="layout" svg:width="15.526cm" svg:height="1.018cm" svg:x="1.905cm" svg:y="3.81cm">
          <draw:text-box>
            <text:p>All of these methods in the <text:span text:style-name="T25">Math</text:span> class return a value:</text:p>
          </draw:text-box>
        </draw:frame>
        <draw:frame draw:style-name="gr35" draw:text-style-name="P20" draw:layer="layout" svg:width="21.076cm" svg:height="2.411cm" svg:x="2.328cm" svg:y="5.08cm">
          <draw:text-box>
            <text:p><text:span text:style-name="T25">double x = Math.sqrt(2); <text:s text:c="4"/>// 1.414…</text:span></text:p>
            <text:p><text:span text:style-name="T25">double y = Math.abs(-3.2); <text:s text:c="2"/>// 3.2</text:span></text:p>
            <text:p><text:span text:style-name="T25">double z = Math.random(); <text:s text:c="3"/>// number in range [0, 1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presentation:style-name="pr5" draw:text-style-name="P23" draw:layer="layout" svg:width="25.199cm" svg:height="2.629cm" svg:x="1.4cm" svg:y="0.628cm" presentation:class="title">
          <draw:text-box>
            <text:p text:style-name="P3"><text:span text:style-name="T4">Math Methods</text:span></text:p>
          </draw:text-box>
        </draw:frame>
        <draw:frame draw:style-name="gr36" draw:text-style-name="P29" draw:layer="layout" svg:width="20.114cm" svg:height="7.8cm" svg:x="1.905cm" svg:y="3.81cm">
          <draw:text-box>
            <text:list text:style-name="L1">
              <text:list-item>
                <text:p xml:id="id46" text:id="id46" text:style-name="P28">All of the trigonometric methods require their parameter in <text:span text:style-name="T18">radians</text:span><text:span text:style-name="T19">.</text:span></text:p>
              </text:list-item>
              <text:list-item>
                <text:p xml:id="id47" text:id="id47" text:style-name="P28"><text:span text:style-name="T19">In math notation, sin 30</text:span><text:span text:style-name="T28">°</text:span><text:span text:style-name="T29"> is 0.5</text:span></text:p>
              </text:list-item>
              <text:list-item>
                <text:p xml:id="id48" text:id="id48" text:style-name="P28"><text:span text:style-name="T30">In Java, </text:span><text:span text:style-name="T31">Math.sin(30)</text:span><text:span text:style-name="T29"> → </text:span><text:span text:style-name="T31">-0.98803 // sin of 30 radians</text:span></text:p>
              </text:list-item>
              <text:list-item>
                <text:p xml:id="id49" text:id="id49" text:style-name="P28"><text:span text:style-name="T30">To convert to radians, multiply by </text:span><text:span text:style-name="T28">π</text:span><text:span text:style-name="T30"> and divide by 180:</text:span></text:p>
                <text:list>
                  <text:list-header>
                    <text:p xml:id="id50" text:id="id50" text:style-name="P28"><text:span text:style-name="T31">Math.sin(30 * Math.PI / 180.0) → 0.5</text:span></text:p>
                  </text:list-header>
                </text:list>
              </text:list-item>
              <text:list-item>
                <text:p xml:id="id51" text:id="id51" text:style-name="P28"><text:span text:style-name="T30">Or, use built-in methods:</text:span></text:p>
                <text:list>
                  <text:list-header>
                    <text:p xml:id="id52" text:id="id52" text:style-name="P28"><text:span text:style-name="T31">Math.sin(Math.toRadians(30)) → 0.5</text:span></text:p>
                    <text:p xml:id="id53" text:id="id53" text:style-name="P28"><text:span text:style-name="T31">Math.toDegrees(Math.asin(0.5)) → 30.0 </text:span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presentation:style-name="pr5" draw:text-style-name="P23" draw:layer="layout" svg:width="25.199cm" svg:height="2.629cm" svg:x="1.4cm" svg:y="0.628cm" presentation:class="title">
          <draw:text-box>
            <text:p text:style-name="P3"><text:span text:style-name="T4">Composing Methods</text:span></text:p>
          </draw:text-box>
        </draw:frame>
        <draw:frame draw:style-name="gr37" draw:text-style-name="P9" draw:layer="layout" svg:width="14.988cm" svg:height="0.962cm" svg:x="3.81cm" svg:y="3.419cm">
          <draw:text-box>
            <text:p xml:id="id54" text:id="id54">Just as you can compose functions in mathematics:</text:p>
          </draw:text-box>
        </draw:frame>
        <draw:frame draw:style-name="gr38" draw:text-style-name="P30" xml:id="id55" draw:id="id55" draw:layer="layout" svg:width="4.135cm" svg:height="0.766cm" svg:x="10.16cm" svg:y="4.3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9" draw:text-style-name="P9" xml:id="id56" draw:id="id56" draw:layer="layout" svg:width="8.795cm" svg:height="0.962cm" svg:x="3.811cm" svg:y="5.819cm">
          <draw:text-box>
            <text:p>You can do the same in Java:</text:p>
          </draw:text-box>
        </draw:frame>
        <draw:frame draw:style-name="gr40" draw:text-style-name="P20" xml:id="id57" draw:id="id57" draw:layer="layout" svg:width="13.075cm" svg:height="0.971cm" svg:x="7.463cm" svg:y="6.72cm">
          <draw:text-box>
            <text:p><text:span text:style-name="T25">double y = Math.sin(Math.log(x));</text:span></text:p>
          </draw:text-box>
        </draw:frame>
        <draw:frame draw:style-name="gr41" draw:text-style-name="P9" xml:id="id58" draw:id="id58" draw:layer="layout" svg:width="9.837cm" svg:height="0.962cm" svg:x="3.812cm" svg:y="8.119cm">
          <draw:text-box>
            <text:p>Some mathematical expressions:</text:p>
          </draw:text-box>
        </draw:frame>
        <draw:frame draw:style-name="gr38" draw:text-style-name="P30" xml:id="id59" draw:id="id59" draw:layer="layout" svg:width="3.43cm" svg:height="0.835cm" svg:x="9.285cm" svg:y="9.37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2" draw:text-style-name="P9" xml:id="id60" draw:id="id60" draw:layer="layout" svg:width="13.511cm" svg:height="0.962cm" svg:x="3.813cm" svg:y="10.519cm">
          <draw:text-box>
            <text:p>Translate into composed method calls in Java:</text:p>
          </draw:text-box>
        </draw:frame>
        <draw:frame draw:style-name="gr43" draw:text-style-name="P20" xml:id="id61" draw:id="id61" draw:layer="layout" svg:width="17.266cm" svg:height="0.971cm" svg:x="5.485cm" svg:y="11.481cm">
          <draw:text-box>
            <text:p><text:span text:style-name="T25">double z = Math.sqrt(Math.abs(Math.cos(x))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presentation:style-name="pr5" draw:text-style-name="P23" draw:layer="layout" svg:width="25.199cm" svg:height="2.629cm" svg:x="1.4cm" svg:y="0.628cm" presentation:class="title">
          <draw:text-box>
            <text:p text:style-name="P3"><text:span text:style-name="T4">Methods that Return Values</text:span></text:p>
          </draw:text-box>
        </draw:frame>
        <draw:frame draw:style-name="gr44" draw:text-style-name="P20" draw:layer="layout" svg:width="19.933cm" svg:height="3.131cm" svg:x="4.034cm" svg:y="5.715cm">
          <draw:text-box>
            <text:p xml:id="id62" text:id="id62"><text:span text:style-name="T25">public static double calculateArea(double radius) {</text:span></text:p>
            <text:p xml:id="id63" text:id="id63"><text:span text:style-name="T25"><text:s text:c="4"/></text:span><text:span text:style-name="T25">double result = Math.PI * radius * radius;</text:span></text:p>
            <text:p xml:id="id64" text:id="id64"><text:span text:style-name="T25"><text:s text:c="4"/></text:span><text:span text:style-name="T25">return result;</text:span></text:p>
            <text:p xml:id="id65" text:id="id65"><text:span text:style-name="T25">}</text:span></text:p>
          </draw:text-box>
        </draw:frame>
        <draw:custom-shape draw:style-name="gr45" draw:text-style-name="P31" xml:id="id66" draw:id="id66" draw:layer="layout" svg:width="3.81cm" svg:height="1.188cm" svg:x="6.35cm" svg:y="3.257cm">
          <text:p text:style-name="P14"><text:span text:style-name="T17">method return</text:span><text:span text:style-name="T17"><text:line-break/></text:span><text:span text:style-name="T17">type</text:span></text:p>
          <draw:enhanced-geometry svg:viewBox="0 0 21600 21600" draw:glue-points="10800 0 0 10800 10800 21600 21600 10800 ?f40 ?f41" draw:text-areas="0 0 21600 21600" draw:type="rectangular-callout" draw:modifiers="24762.6344791393 46833.30529857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6" draw:text-style-name="P31" xml:id="id67" draw:id="id67" draw:layer="layout" svg:width="4.445cm" svg:height="1.27cm" svg:x="8.255cm" svg:y="8.255cm">
          <text:p text:style-name="P14"><text:span text:style-name="T16">return</text:span><text:span text:style-name="T17"> statement</text:span></text:p>
          <draw:enhanced-geometry svg:viewBox="0 0 21600 21600" draw:glue-points="10800 0 0 10800 10800 21600 21600 10800 ?f40 ?f41" draw:text-areas="0 0 21600 21600" draw:type="rectangular-callout" draw:modifiers="-4066.3967611336 -2702.12431156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7" draw:text-style-name="P32" draw:layer="layout" svg:width="19.05cm" svg:height="1.673cm" svg:x="3.81cm" svg:y="10.795cm">
          <draw:text-box>
            <text:p xml:id="id68" text:id="id68"><text:span text:style-name="T32">The </text:span><text:span text:style-name="T33">return</text:span><text:span text:style-name="T32"> statement means: “Return immediately from this method, and use the following expression as the return value.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presentation:style-name="pr5" draw:text-style-name="P23" draw:layer="layout" svg:width="25.199cm" svg:height="2.629cm" svg:x="1.4cm" svg:y="0.628cm" presentation:class="title">
          <draw:text-box>
            <text:p text:style-name="P3"><text:span text:style-name="T4">Methods that Return Values</text:span></text:p>
          </draw:text-box>
        </draw:frame>
        <draw:frame draw:style-name="gr48" draw:text-style-name="P20" draw:layer="layout" svg:width="19.933cm" svg:height="7.705cm" svg:x="4.034cm" svg:y="3.215cm">
          <draw:text-box>
            <text:p><text:span text:style-name="T25">public static double calculateArea(double radius) {</text:span></text:p>
            <text:p><text:span text:style-name="T34"><text:s text:c="4"/></text:span><text:span text:style-name="T34">return </text:span><text:span text:style-name="T25">Math.PI * radius * radius;</text:span></text:p>
            <text:p><text:span text:style-name="T25">}</text:span></text:p>
            <text:p><text:span text:style-name="T25"/></text:p>
            <text:p><text:span text:style-name="T25">public static void main(String[] args) {</text:span></text:p>
            <text:p><text:span text:style-name="T25"><text:s text:c="4"/></text:span><text:span text:style-name="T25">double diameter = 10.0;</text:span></text:p>
            <text:p><text:span text:style-name="T25"><text:s text:c="4"/></text:span><text:span text:style-name="T25">double area = calculateArea(</text:span><text:span text:style-name="T35">diameter / 2</text:span><text:span text:style-name="T25">);</text:span></text:p>
            <text:p><text:span text:style-name="T25"/></text:p>
            <text:p text:style-name="P33"><text:span text:style-name="T25"><text:s text:c="4"/></text:span><text:span text:style-name="T25">System.out.println(area);</text:span></text:p>
            <text:p><text:span text:style-name="T25">}</text:span></text:p>
          </draw:text-box>
        </draw:frame>
        <draw:custom-shape draw:style-name="gr49" draw:text-style-name="P34" draw:layer="layout" svg:width="1.905cm" svg:height="0.635cm" svg:x="19.05cm" svg:y="8.59cm">
          <text:p text:style-name="P21">5.0</text:p>
          <draw:enhanced-geometry svg:viewBox="0 0 21600 21600" draw:type="rectangle" draw:enhanced-path="M 0 0 L 21600 0 21600 21600 0 21600 0 0 Z N"/>
        </draw:custom-shape>
        <draw:frame draw:style-name="gr50" draw:text-style-name="P35" draw:layer="layout" svg:width="12.868cm" svg:height="0.962cm" svg:x="4.368cm" svg:y="11.43cm">
          <draw:text-box>
            <text:p><text:span text:style-name="T18">The argument in parentheses is evaluated.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presentation:style-name="pr5" draw:text-style-name="P23" draw:layer="layout" svg:width="25.199cm" svg:height="2.629cm" svg:x="1.4cm" svg:y="0.628cm" presentation:class="title">
          <draw:text-box>
            <text:p text:style-name="P3"><text:span text:style-name="T4">Methods that Return Values</text:span></text:p>
          </draw:text-box>
        </draw:frame>
        <draw:frame draw:style-name="gr48" draw:text-style-name="P20" draw:layer="layout" svg:width="19.933cm" svg:height="7.705cm" svg:x="4.034cm" svg:y="3.215cm">
          <draw:text-box>
            <text:p><text:span text:style-name="T25">public static double calculateArea(double </text:span><text:span text:style-name="T35">radius</text:span><text:span text:style-name="T25">) {</text:span></text:p>
            <text:p><text:span text:style-name="T34"><text:s text:c="4"/></text:span><text:span text:style-name="T34">return </text:span><text:span text:style-name="T25">Math.PI * radius * radius;</text:span></text:p>
            <text:p><text:span text:style-name="T25">}</text:span></text:p>
            <text:p><text:span text:style-name="T25"/></text:p>
            <text:p><text:span text:style-name="T25">public static void main(String[] args) {</text:span></text:p>
            <text:p><text:span text:style-name="T25"><text:s text:c="4"/></text:span><text:span text:style-name="T25">double diameter = 10.0;</text:span></text:p>
            <text:p><text:span text:style-name="T25"><text:s text:c="4"/></text:span><text:span text:style-name="T25">double area = calculateArea(</text:span><text:span text:style-name="T36">diameter / 2</text:span><text:span text:style-name="T25">);</text:span></text:p>
            <text:p><text:span text:style-name="T25"/></text:p>
            <text:p text:style-name="P33"><text:span text:style-name="T25"><text:s text:c="4"/></text:span><text:span text:style-name="T25">System.out.println(area);</text:span></text:p>
            <text:p><text:span text:style-name="T25">}</text:span></text:p>
          </draw:text-box>
        </draw:frame>
        <draw:frame draw:style-name="gr51" draw:text-style-name="P35" draw:layer="layout" svg:width="12.55cm" svg:height="1.018cm" svg:x="4.368cm" svg:y="11.43cm">
          <draw:text-box>
            <text:p><text:span text:style-name="T18">...and is copied into the parameter </text:span><text:span text:style-name="T37">radius</text:span></text:p>
          </draw:text-box>
        </draw:frame>
        <draw:custom-shape draw:style-name="gr52" draw:text-style-name="P34" draw:layer="layout" svg:width="1.905cm" svg:height="0.635cm" svg:x="19.05cm" svg:y="8.59cm">
          <text:p text:style-name="P21">5.0</text:p>
          <draw:enhanced-geometry svg:viewBox="0 0 21600 21600" draw:type="rectangle" draw:enhanced-path="M 0 0 L 21600 0 21600 21600 0 21600 0 0 Z N"/>
        </draw:custom-shape>
        <draw:polyline draw:style-name="gr53" draw:text-style-name="P7" draw:layer="layout" svg:width="4.444cm" svg:height="6.349cm" svg:x="20.955cm" svg:y="2.74cm" svg:viewBox="0 0 4445 6350" draw:points="635,6350 4445,6350 4445,0 0,0 0,675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presentation:style-name="pr5" draw:text-style-name="P23" draw:layer="layout" svg:width="25.199cm" svg:height="2.629cm" svg:x="1.4cm" svg:y="0.628cm" presentation:class="title">
          <draw:text-box>
            <text:p text:style-name="P3"><text:span text:style-name="T4">Methods that Return Values</text:span></text:p>
          </draw:text-box>
        </draw:frame>
        <draw:frame draw:style-name="gr48" draw:text-style-name="P20" draw:layer="layout" svg:width="19.933cm" svg:height="7.705cm" svg:x="4.034cm" svg:y="3.215cm">
          <draw:text-box>
            <text:p><text:span text:style-name="T25">public static double calculateArea(double </text:span><text:span text:style-name="T38">radius</text:span><text:span text:style-name="T25">) {</text:span></text:p>
            <text:p><text:span text:style-name="T34"><text:s text:c="4"/></text:span><text:span text:style-name="T34">return </text:span><text:span text:style-name="T35">Math.PI * radius * radius</text:span><text:span text:style-name="T25">;</text:span></text:p>
            <text:p><text:span text:style-name="T25">}</text:span></text:p>
            <text:p><text:span text:style-name="T25"/></text:p>
            <text:p><text:span text:style-name="T25">public static void main(String[] args) {</text:span></text:p>
            <text:p><text:span text:style-name="T25"><text:s text:c="4"/></text:span><text:span text:style-name="T25">double diameter = 10.0;</text:span></text:p>
            <text:p><text:span text:style-name="T25"><text:s text:c="4"/></text:span><text:span text:style-name="T25">double area = calculateArea(</text:span><text:span text:style-name="T36">diameter / 2</text:span><text:span text:style-name="T25">);</text:span></text:p>
            <text:p><text:span text:style-name="T25"/></text:p>
            <text:p text:style-name="P33"><text:span text:style-name="T25"><text:s text:c="4"/></text:span><text:span text:style-name="T25">System.out.println(area);</text:span></text:p>
            <text:p><text:span text:style-name="T25">}</text:span></text:p>
          </draw:text-box>
        </draw:frame>
        <draw:frame draw:style-name="gr54" draw:text-style-name="P35" draw:layer="layout" svg:width="11.077cm" svg:height="0.962cm" svg:x="4.368cm" svg:y="11.43cm">
          <draw:text-box>
            <text:p><text:span text:style-name="T18">...the return expression is evaluated...</text:span></text:p>
          </draw:text-box>
        </draw:frame>
        <draw:custom-shape draw:style-name="gr52" draw:text-style-name="P34" draw:layer="layout" svg:width="1.905cm" svg:height="0.635cm" svg:x="19.05cm" svg:y="8.59cm">
          <text:p text:style-name="P21">5.0</text:p>
          <draw:enhanced-geometry svg:viewBox="0 0 21600 21600" draw:type="rectangle" draw:enhanced-path="M 0 0 L 21600 0 21600 21600 0 21600 0 0 Z N"/>
        </draw:custom-shape>
        <draw:polyline draw:style-name="gr55" draw:text-style-name="P7" draw:layer="layout" svg:width="4.444cm" svg:height="6.349cm" svg:x="20.955cm" svg:y="2.74cm" svg:viewBox="0 0 4445 6350" draw:points="635,6350 4445,6350 4445,0 0,0 0,675">
          <text:p/>
        </draw:polyline>
        <draw:custom-shape draw:style-name="gr56" draw:text-style-name="P34" draw:layer="layout" svg:width="2.54cm" svg:height="0.635cm" svg:x="18.415cm" svg:y="4.145cm">
          <text:p text:style-name="P21">78.54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5" presentation:class="page"/>
          <draw:frame presentation:style-name="pr3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presentation:style-name="pr5" draw:text-style-name="P23" draw:layer="layout" svg:width="25.199cm" svg:height="2.629cm" svg:x="1.4cm" svg:y="0.628cm" presentation:class="title">
          <draw:text-box>
            <text:p text:style-name="P3"><text:span text:style-name="T4">Methods that Return Values</text:span></text:p>
          </draw:text-box>
        </draw:frame>
        <draw:frame draw:style-name="gr48" draw:text-style-name="P20" draw:layer="layout" svg:width="19.933cm" svg:height="7.705cm" svg:x="4.034cm" svg:y="3.215cm">
          <draw:text-box>
            <text:p><text:span text:style-name="T25">public static double calculateArea(double </text:span><text:span text:style-name="T36">radius</text:span><text:span text:style-name="T25">) {</text:span></text:p>
            <text:p><text:span text:style-name="T34"><text:s text:c="4"/></text:span><text:span text:style-name="T34">return </text:span><text:span text:style-name="T38">Math.PI * radius * radius</text:span><text:span text:style-name="T25">;</text:span></text:p>
            <text:p><text:span text:style-name="T25">}</text:span></text:p>
            <text:p><text:span text:style-name="T25"/></text:p>
            <text:p><text:span text:style-name="T25">public static void main(String[] args) {</text:span></text:p>
            <text:p><text:span text:style-name="T25"><text:s text:c="4"/></text:span><text:span text:style-name="T25">double diameter = 10.0;</text:span></text:p>
            <text:p><text:span text:style-name="T25"><text:s text:c="4"/></text:span><text:span text:style-name="T25">double area = </text:span><text:span text:style-name="T39">calculateArea(</text:span><text:span text:style-name="T40">diameter / 2</text:span><text:span text:style-name="T39">)</text:span><text:span text:style-name="T25">;</text:span></text:p>
            <text:p><text:span text:style-name="T25"/></text:p>
            <text:p text:style-name="P33"><text:span text:style-name="T25"><text:s text:c="4"/></text:span><text:span text:style-name="T25">System.out.println(area);</text:span></text:p>
            <text:p><text:span text:style-name="T25">}</text:span></text:p>
          </draw:text-box>
        </draw:frame>
        <draw:frame draw:style-name="gr57" draw:text-style-name="P35" draw:layer="layout" svg:width="16.889cm" svg:height="0.962cm" svg:x="4.368cm" svg:y="11.43cm">
          <draw:text-box>
            <text:p><text:span text:style-name="T18">...and is returned as the evaluation of the right-hand side...</text:span></text:p>
          </draw:text-box>
        </draw:frame>
        <draw:custom-shape draw:style-name="gr56" draw:text-style-name="P34" draw:layer="layout" svg:width="2.54cm" svg:height="0.635cm" svg:x="18.415cm" svg:y="4.145cm">
          <text:p text:style-name="P21">78.54</text:p>
          <draw:enhanced-geometry svg:viewBox="0 0 21600 21600" draw:type="rectangle" draw:enhanced-path="M 0 0 L 21600 0 21600 21600 0 21600 0 0 Z N"/>
        </draw:custom-shape>
        <draw:custom-shape draw:style-name="gr56" draw:text-style-name="P34" draw:layer="layout" svg:width="2.54cm" svg:height="0.635cm" svg:x="15.24cm" svg:y="8.455cm">
          <text:p text:style-name="P21">78.54</text:p>
          <draw:enhanced-geometry svg:viewBox="0 0 21600 21600" draw:type="rectangle" draw:enhanced-path="M 0 0 L 21600 0 21600 21600 0 21600 0 0 Z N"/>
        </draw:custom-shape>
        <draw:polyline draw:style-name="gr53" draw:text-style-name="P7" draw:layer="layout" svg:width="5.714cm" svg:height="4.444cm" svg:x="18.415cm" svg:y="4.445cm" svg:viewBox="0 0 5715 4445" draw:points="2540,0 5715,0 5715,4445 0,4445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6" presentation:class="page"/>
          <draw:frame presentation:style-name="pr3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presentation:style-name="pr5" draw:text-style-name="P23" draw:layer="layout" svg:width="25.199cm" svg:height="2.629cm" svg:x="1.4cm" svg:y="0.628cm" presentation:class="title">
          <draw:text-box>
            <text:p text:style-name="P3"><text:span text:style-name="T4">Methods that Return Values</text:span></text:p>
          </draw:text-box>
        </draw:frame>
        <draw:frame draw:style-name="gr48" draw:text-style-name="P20" draw:layer="layout" svg:width="19.933cm" svg:height="7.705cm" svg:x="4.034cm" svg:y="3.215cm">
          <draw:text-box>
            <text:p><text:span text:style-name="T25">public static double calculateArea(double </text:span><text:span text:style-name="T36">radius</text:span><text:span text:style-name="T25">) {</text:span></text:p>
            <text:p><text:span text:style-name="T34"><text:s text:c="4"/></text:span><text:span text:style-name="T34">return </text:span><text:span text:style-name="T36">Math.PI * radius * radius</text:span><text:span text:style-name="T25">;</text:span></text:p>
            <text:p><text:span text:style-name="T25">}</text:span></text:p>
            <text:p><text:span text:style-name="T25"/></text:p>
            <text:p><text:span text:style-name="T25">public static void main(String[] args) {</text:span></text:p>
            <text:p><text:span text:style-name="T25"><text:s text:c="4"/></text:span><text:span text:style-name="T25">double diameter = 10.0;</text:span></text:p>
            <text:p><text:span text:style-name="T25"><text:s text:c="4"/></text:span><text:span text:style-name="T25">double </text:span><text:span text:style-name="T35">area</text:span><text:span text:style-name="T25"> = </text:span><text:span text:style-name="T39">calculateArea(</text:span><text:span text:style-name="T40">diameter / 2</text:span><text:span text:style-name="T39">)</text:span><text:span text:style-name="T25">;</text:span></text:p>
            <text:p><text:span text:style-name="T25"/></text:p>
            <text:p text:style-name="P33"><text:span text:style-name="T25"><text:s text:c="4"/></text:span><text:span text:style-name="T25">System.out.println(area);</text:span></text:p>
            <text:p><text:span text:style-name="T25">}</text:span></text:p>
          </draw:text-box>
        </draw:frame>
        <draw:frame draw:style-name="gr58" draw:text-style-name="P35" draw:layer="layout" svg:width="10.797cm" svg:height="1.018cm" svg:x="4.368cm" svg:y="11.43cm">
          <draw:text-box>
            <text:p><text:span text:style-name="T18">...which is assigned to variable </text:span><text:span text:style-name="T37">area</text:span></text:p>
          </draw:text-box>
        </draw:frame>
        <draw:custom-shape draw:style-name="gr56" draw:text-style-name="P34" draw:layer="layout" svg:width="2.54cm" svg:height="0.635cm" svg:x="15.24cm" svg:y="8.455cm">
          <text:p text:style-name="P21">78.54</text:p>
          <draw:enhanced-geometry svg:viewBox="0 0 21600 21600" draw:type="rectangle" draw:enhanced-path="M 0 0 L 21600 0 21600 21600 0 21600 0 0 Z N"/>
        </draw:custom-shape>
        <draw:polyline draw:style-name="gr59" draw:text-style-name="P7" draw:layer="layout" svg:width="5.079cm" svg:height="0.634cm" draw:transform="rotate (-3.14159265358979) translate (14.605cm 8.89cm)" svg:viewBox="0 0 5080 635" draw:points="0,0 5080,0 5080,635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7" presentation:class="page"/>
          <draw:frame presentation:style-name="pr3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5" draw:text-style-name="P23" draw:layer="layout" svg:width="25.199cm" svg:height="2.629cm" svg:x="1.4cm" svg:y="0.628cm" presentation:class="title">
          <draw:text-box>
            <text:p text:style-name="P3"><text:span text:style-name="T4">Incremental Development</text:span></text:p>
          </draw:text-box>
        </draw:frame>
        <draw:frame presentation:style-name="pr6" draw:text-style-name="P24" draw:layer="layout" svg:width="25.199cm" svg:height="9.134cm" svg:x="1.4cm" svg:y="3.685cm" presentation:class="outline">
          <draw:text-box>
            <text:list text:style-name="L2">
              <text:list-item>
                <text:p xml:id="id69" text:id="id69">Start with a working program and make small, incremental changes. At any point, if there is an error, you will know where to look.</text:p>
              </text:list-item>
              <text:list-item>
                <text:p xml:id="id70" text:id="id70">Use variables to hold intermediate values so you can check them, either with print statements or by using a debugger.</text:p>
              </text:list-item>
              <text:list-item>
                <text:p xml:id="id71" text:id="id71">Once the program is working, you can consolidate multiple statements into compound expressions (but only if it does not make the program more difficult to read)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8" presentation:class="page"/>
          <draw:frame presentation:style-name="pr3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3T08:50:10.088897754</meta:creation-date>
    <dc:date>2021-09-15T12:56:15.688028145</dc:date>
    <meta:editing-duration>P1DT13H15M22S</meta:editing-duration>
    <meta:editing-cycles>490</meta:editing-cycles>
    <meta:generator>LibreOffice/6.4.7.2$Linux_X86_64 LibreOffice_project/40$Build-2</meta:generator>
    <meta:document-statistic meta:object-count="256"/>
  </office:meta>
</office:document-meta>
</file>

<file path=Object 1/content.xml><?xml version="1.0" encoding="utf-8"?>
<math xmlns="http://www.w3.org/1998/Math/MathML" display="block">
  <semantics>
    <mrow>
      <mrow>
        <mi>y</mi>
        <mo stretchy="false">=</mo>
        <mi>sin</mi>
      </mrow>
      <mrow>
        <mo fence="true" form="prefix" stretchy="false">(</mo>
        <mrow>
          <mrow>
            <mi>log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row>
        <mo fence="true" form="postfix" stretchy="false">)</mo>
      </mrow>
    </mrow>
    <annotation encoding="StarMath 5.0">y = sin( log(x) )</annotation>
  </semantics>
</math>
</file>

<file path=Object 2/content.xml><?xml version="1.0" encoding="utf-8"?>
<math xmlns="http://www.w3.org/1998/Math/MathML" display="block">
  <semantics>
    <mrow>
      <mi>z</mi>
      <mo stretchy="false">=</mo>
      <msqrt>
        <mrow>
          <mo fence="true" form="prefix" stretchy="true">|</mo>
          <mrow>
            <mrow>
              <mi>cos</mi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  <mo fence="true" form="postfix" stretchy="true">|</mo>
        </mrow>
      </msqrt>
    </mrow>
    <annotation encoding="StarMath 5.0">z = sqrt{ abs{cos(x)}  }</annotation>
  </semantics>
</math>
</file>